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7cm" svg:height="9.004cm" svg:x="4.598cm" svg:y="0.133cm">
            <draw:object draw:notify-on-update-of-ranges="Foglio1.B1:Foglio1.B1 Foglio1.B2:Foglio1.B6 Foglio1.A1:Foglio1.A1 Foglio1.A2:Foglio1.A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rray-dim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1" calcext:value-type="float">
            <text:p>0,00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35453" calcext:value-type="float">
            <text:p>0,35453</text:p>
          </table:table-cell>
        </table:table-row>
      </table:table>
      <table:table table:name="Benchmark" table:style-name="ta1">
        <table:shapes>
          <draw:frame draw:z-index="0" draw:style-name="gr1" draw:text-style-name="P1" svg:width="19.311cm" svg:height="10.678cm" svg:x="23.767cm" svg:y="0.877cm">
            <draw:object draw:notify-on-update-of-ranges="Benchmark.C1:Benchmark.C1 Benchmark.C2:Benchmark.C101 Benchmark.D1:Benchmark.D1 Benchmark.D2:Benchmark.D101 Benchmark.E1:Benchmark.E1 Benchmark.E2:Benchmark.E101 Benchmark.F1:Benchmark.F1 Benchmark.F2:Benchmark.F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ripetizioni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expected_worst_case_swap</text:p>
          </table:table-cell>
          <table:table-cell office:value-type="string" calcext:value-type="string">
            <text:p>min_op</text:p>
          </table:table-cell>
          <table:table-cell office:value-type="string" calcext:value-type="string">
            <text:p>avg_op</text:p>
          </table:table-cell>
          <table:table-cell office:value-type="string" calcext:value-type="string">
            <text:p>max_o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99" calcext:value-type="float">
            <text:p>19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office:value-type="float" office:value="433" calcext:value-type="float">
            <text:p>433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345" calcext:value-type="float">
            <text:p>345</text:p>
          </table:table-cell>
          <table:table-cell office:value-type="float" office:value="756" calcext:value-type="float">
            <text:p>756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219" calcext:value-type="float">
            <text:p>219</text:p>
          </table:table-cell>
          <table:table-cell office:value-type="float" office:value="300" calcext:value-type="float">
            <text:p>300</text:p>
          </table:table-cell>
          <table:table-cell office:value-type="float" office:value="664" calcext:value-type="float">
            <text:p>664</text:p>
          </table:table-cell>
          <table:table-cell office:value-type="float" office:value="1168" calcext:value-type="float">
            <text:p>1168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" calcext:value-type="float">
            <text:p>113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office:value-type="float" office:value="435" calcext:value-type="float">
            <text:p>435</text:p>
          </table:table-cell>
          <table:table-cell office:value-type="float" office:value="986" calcext:value-type="float">
            <text:p>986</text:p>
          </table:table-cell>
          <table:table-cell office:value-type="float" office:value="1663" calcext:value-type="float">
            <text:p>1663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157" calcext:value-type="float">
            <text:p>157</text:p>
          </table:table-cell>
          <table:table-cell office:value-type="float" office:value="289" calcext:value-type="float">
            <text:p>289</text:p>
          </table:table-cell>
          <table:table-cell office:value-type="float" office:value="422" calcext:value-type="float">
            <text:p>422</text:p>
          </table:table-cell>
          <table:table-cell office:value-type="float" office:value="595" calcext:value-type="float">
            <text:p>595</text:p>
          </table:table-cell>
          <table:table-cell office:value-type="float" office:value="1334" calcext:value-type="float">
            <text:p>1334</text:p>
          </table:table-cell>
          <table:table-cell office:value-type="float" office:value="2253" calcext:value-type="float">
            <text:p>2253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223" calcext:value-type="float">
            <text:p>223</text:p>
          </table:table-cell>
          <table:table-cell office:value-type="float" office:value="380" calcext:value-type="float">
            <text:p>380</text:p>
          </table:table-cell>
          <table:table-cell office:value-type="float" office:value="548" calcext:value-type="float">
            <text:p>548</text:p>
          </table:table-cell>
          <table:table-cell office:value-type="float" office:value="780" calcext:value-type="float">
            <text:p>780</text:p>
          </table:table-cell>
          <table:table-cell office:value-type="float" office:value="1821" calcext:value-type="float">
            <text:p>1821</text:p>
          </table:table-cell>
          <table:table-cell office:value-type="float" office:value="2922" calcext:value-type="float">
            <text:p>2922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299" calcext:value-type="float">
            <text:p>299</text:p>
          </table:table-cell>
          <table:table-cell office:value-type="float" office:value="484" calcext:value-type="float">
            <text:p>484</text:p>
          </table:table-cell>
          <table:table-cell office:value-type="float" office:value="689" calcext:value-type="float">
            <text:p>689</text:p>
          </table:table-cell>
          <table:table-cell office:value-type="float" office:value="990" calcext:value-type="float">
            <text:p>990</text:p>
          </table:table-cell>
          <table:table-cell office:value-type="float" office:value="2393" calcext:value-type="float">
            <text:p>2393</text:p>
          </table:table-cell>
          <table:table-cell office:value-type="float" office:value="3685" calcext:value-type="float">
            <text:p>3685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388" calcext:value-type="float">
            <text:p>388</text:p>
          </table:table-cell>
          <table:table-cell office:value-type="float" office:value="599" calcext:value-type="float">
            <text:p>599</text:p>
          </table:table-cell>
          <table:table-cell office:value-type="float" office:value="820" calcext:value-type="float">
            <text:p>820</text:p>
          </table:table-cell>
          <table:table-cell office:value-type="float" office:value="1225" calcext:value-type="float">
            <text:p>1225</text:p>
          </table:table-cell>
          <table:table-cell office:value-type="float" office:value="3046" calcext:value-type="float">
            <text:p>3046</text:p>
          </table:table-cell>
          <table:table-cell office:value-type="float" office:value="4524" calcext:value-type="float">
            <text:p>4524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473" calcext:value-type="float">
            <text:p>473</text:p>
          </table:table-cell>
          <table:table-cell office:value-type="float" office:value="729" calcext:value-type="float">
            <text:p>729</text:p>
          </table:table-cell>
          <table:table-cell office:value-type="float" office:value="1025" calcext:value-type="float">
            <text:p>1025</text:p>
          </table:table-cell>
          <table:table-cell office:value-type="float" office:value="1485" calcext:value-type="float">
            <text:p>1485</text:p>
          </table:table-cell>
          <table:table-cell office:value-type="float" office:value="3681" calcext:value-type="float">
            <text:p>3681</text:p>
          </table:table-cell>
          <table:table-cell office:value-type="float" office:value="5466" calcext:value-type="float">
            <text:p>5466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603" calcext:value-type="float">
            <text:p>603</text:p>
          </table:table-cell>
          <table:table-cell office:value-type="float" office:value="869" calcext:value-type="float">
            <text:p>869</text:p>
          </table:table-cell>
          <table:table-cell office:value-type="float" office:value="1182" calcext:value-type="float">
            <text:p>1182</text:p>
          </table:table-cell>
          <table:table-cell office:value-type="float" office:value="1770" calcext:value-type="float">
            <text:p>1770</text:p>
          </table:table-cell>
          <table:table-cell office:value-type="float" office:value="4616" calcext:value-type="float">
            <text:p>4616</text:p>
          </table:table-cell>
          <table:table-cell office:value-type="float" office:value="6485" calcext:value-type="float">
            <text:p>6485</text:p>
          </table:table-cell>
          <table:table-cell office:value-type="float" office:value="8649" calcext:value-type="float">
            <text:p>86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640" calcext:value-type="float">
            <text:p>640</text:p>
          </table:table-cell>
          <table:table-cell office:value-type="float" office:value="1024" calcext:value-type="float">
            <text:p>1024</text:p>
          </table:table-cell>
          <table:table-cell office:value-type="float" office:value="1352" calcext:value-type="float">
            <text:p>1352</text:p>
          </table:table-cell>
          <table:table-cell office:value-type="float" office:value="2080" calcext:value-type="float">
            <text:p>2080</text:p>
          </table:table-cell>
          <table:table-cell office:value-type="float" office:value="4920" calcext:value-type="float">
            <text:p>4920</text:p>
          </table:table-cell>
          <table:table-cell office:value-type="float" office:value="7602" calcext:value-type="float">
            <text:p>7602</text:p>
          </table:table-cell>
          <table:table-cell office:value-type="float" office:value="9897" calcext:value-type="float">
            <text:p>98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office:value-type="float" office:value="822" calcext:value-type="float">
            <text:p>822</text:p>
          </table:table-cell>
          <table:table-cell office:value-type="float" office:value="1192" calcext:value-type="float">
            <text:p>1192</text:p>
          </table:table-cell>
          <table:table-cell office:value-type="float" office:value="1586" calcext:value-type="float">
            <text:p>1586</text:p>
          </table:table-cell>
          <table:table-cell office:value-type="float" office:value="2415" calcext:value-type="float">
            <text:p>2415</text:p>
          </table:table-cell>
          <table:table-cell office:value-type="float" office:value="6219" calcext:value-type="float">
            <text:p>6219</text:p>
          </table:table-cell>
          <table:table-cell office:value-type="float" office:value="8813" calcext:value-type="float">
            <text:p>8813</text:p>
          </table:table-cell>
          <table:table-cell office:value-type="float" office:value="11557" calcext:value-type="float">
            <text:p>115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" calcext:value-type="float">
            <text:p>10000</text:p>
          </table:table-cell>
          <table:table-cell office:value-type="float" office:value="895" calcext:value-type="float">
            <text:p>895</text:p>
          </table:table-cell>
          <table:table-cell office:value-type="float" office:value="1372" calcext:value-type="float">
            <text:p>1372</text:p>
          </table:table-cell>
          <table:table-cell office:value-type="float" office:value="1828" calcext:value-type="float">
            <text:p>1828</text:p>
          </table:table-cell>
          <table:table-cell office:value-type="float" office:value="2775" calcext:value-type="float">
            <text:p>2775</text:p>
          </table:table-cell>
          <table:table-cell office:value-type="float" office:value="6760" calcext:value-type="float">
            <text:p>6760</text:p>
          </table:table-cell>
          <table:table-cell office:value-type="float" office:value="10105" calcext:value-type="float">
            <text:p>10105</text:p>
          </table:table-cell>
          <table:table-cell office:value-type="float" office:value="13311" calcext:value-type="float">
            <text:p>133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1" calcext:value-type="float">
            <text:p>1061</text:p>
          </table:table-cell>
          <table:table-cell office:value-type="float" office:value="1560" calcext:value-type="float">
            <text:p>1560</text:p>
          </table:table-cell>
          <table:table-cell office:value-type="float" office:value="1948" calcext:value-type="float">
            <text:p>1948</text:p>
          </table:table-cell>
          <table:table-cell office:value-type="float" office:value="3160" calcext:value-type="float">
            <text:p>3160</text:p>
          </table:table-cell>
          <table:table-cell office:value-type="float" office:value="7972" calcext:value-type="float">
            <text:p>7972</text:p>
          </table:table-cell>
          <table:table-cell office:value-type="float" office:value="11456" calcext:value-type="float">
            <text:p>11456</text:p>
          </table:table-cell>
          <table:table-cell office:value-type="float" office:value="14179" calcext:value-type="float">
            <text:p>141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" calcext:value-type="float">
            <text:p>10000</text:p>
          </table:table-cell>
          <table:table-cell office:value-type="float" office:value="1314" calcext:value-type="float">
            <text:p>1314</text:p>
          </table:table-cell>
          <table:table-cell office:value-type="float" office:value="1767" calcext:value-type="float">
            <text:p>1767</text:p>
          </table:table-cell>
          <table:table-cell office:value-type="float" office:value="2254" calcext:value-type="float">
            <text:p>2254</text:p>
          </table:table-cell>
          <table:table-cell office:value-type="float" office:value="3570" calcext:value-type="float">
            <text:p>3570</text:p>
          </table:table-cell>
          <table:table-cell office:value-type="float" office:value="9768" calcext:value-type="float">
            <text:p>9768</text:p>
          </table:table-cell>
          <table:table-cell office:value-type="float" office:value="12944" calcext:value-type="float">
            <text:p>12944</text:p>
          </table:table-cell>
          <table:table-cell office:value-type="float" office:value="16348" calcext:value-type="float">
            <text:p>163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" calcext:value-type="float">
            <text:p>10000</text:p>
          </table:table-cell>
          <table:table-cell office:value-type="float" office:value="1367" calcext:value-type="float">
            <text:p>1367</text:p>
          </table:table-cell>
          <table:table-cell office:value-type="float" office:value="1978" calcext:value-type="float">
            <text:p>1978</text:p>
          </table:table-cell>
          <table:table-cell office:value-type="float" office:value="2653" calcext:value-type="float">
            <text:p>2653</text:p>
          </table:table-cell>
          <table:table-cell office:value-type="float" office:value="4005" calcext:value-type="float">
            <text:p>4005</text:p>
          </table:table-cell>
          <table:table-cell office:value-type="float" office:value="10179" calcext:value-type="float">
            <text:p>10179</text:p>
          </table:table-cell>
          <table:table-cell office:value-type="float" office:value="14453" calcext:value-type="float">
            <text:p>14453</text:p>
          </table:table-cell>
          <table:table-cell office:value-type="float" office:value="19166" calcext:value-type="float">
            <text:p>191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" calcext:value-type="float">
            <text:p>10000</text:p>
          </table:table-cell>
          <table:table-cell office:value-type="float" office:value="1608" calcext:value-type="float">
            <text:p>1608</text:p>
          </table:table-cell>
          <table:table-cell office:value-type="float" office:value="2212" calcext:value-type="float">
            <text:p>2212</text:p>
          </table:table-cell>
          <table:table-cell office:value-type="float" office:value="2804" calcext:value-type="float">
            <text:p>2804</text:p>
          </table:table-cell>
          <table:table-cell office:value-type="float" office:value="4465" calcext:value-type="float">
            <text:p>4465</text:p>
          </table:table-cell>
          <table:table-cell office:value-type="float" office:value="11906" calcext:value-type="float">
            <text:p>11906</text:p>
          </table:table-cell>
          <table:table-cell office:value-type="float" office:value="16126" calcext:value-type="float">
            <text:p>16126</text:p>
          </table:table-cell>
          <table:table-cell office:value-type="float" office:value="20258" calcext:value-type="float">
            <text:p>202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874" calcext:value-type="float">
            <text:p>1874</text:p>
          </table:table-cell>
          <table:table-cell office:value-type="float" office:value="2447" calcext:value-type="float">
            <text:p>2447</text:p>
          </table:table-cell>
          <table:table-cell office:value-type="float" office:value="3117" calcext:value-type="float">
            <text:p>3117</text:p>
          </table:table-cell>
          <table:table-cell office:value-type="float" office:value="4950" calcext:value-type="float">
            <text:p>4950</text:p>
          </table:table-cell>
          <table:table-cell office:value-type="float" office:value="13808" calcext:value-type="float">
            <text:p>13808</text:p>
          </table:table-cell>
          <table:table-cell office:value-type="float" office:value="17807" calcext:value-type="float">
            <text:p>17807</text:p>
          </table:table-cell>
          <table:table-cell office:value-type="float" office:value="22509" calcext:value-type="float">
            <text:p>225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00" calcext:value-type="float">
            <text:p>10000</text:p>
          </table:table-cell>
          <table:table-cell office:value-type="float" office:value="1970" calcext:value-type="float">
            <text:p>1970</text:p>
          </table:table-cell>
          <table:table-cell office:value-type="float" office:value="2705" calcext:value-type="float">
            <text:p>2705</text:p>
          </table:table-cell>
          <table:table-cell office:value-type="float" office:value="3426" calcext:value-type="float">
            <text:p>3426</text:p>
          </table:table-cell>
          <table:table-cell office:value-type="float" office:value="5460" calcext:value-type="float">
            <text:p>5460</text:p>
          </table:table-cell>
          <table:table-cell office:value-type="float" office:value="14495" calcext:value-type="float">
            <text:p>14495</text:p>
          </table:table-cell>
          <table:table-cell office:value-type="float" office:value="19647" calcext:value-type="float">
            <text:p>19647</text:p>
          </table:table-cell>
          <table:table-cell office:value-type="float" office:value="24692" calcext:value-type="float">
            <text:p>246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00" calcext:value-type="float">
            <text:p>10000</text:p>
          </table:table-cell>
          <table:table-cell office:value-type="float" office:value="2221" calcext:value-type="float">
            <text:p>2221</text:p>
          </table:table-cell>
          <table:table-cell office:value-type="float" office:value="2966" calcext:value-type="float">
            <text:p>2966</text:p>
          </table:table-cell>
          <table:table-cell office:value-type="float" office:value="3697" calcext:value-type="float">
            <text:p>3697</text:p>
          </table:table-cell>
          <table:table-cell office:value-type="float" office:value="5995" calcext:value-type="float">
            <text:p>5995</text:p>
          </table:table-cell>
          <table:table-cell office:value-type="float" office:value="16282" calcext:value-type="float">
            <text:p>16282</text:p>
          </table:table-cell>
          <table:table-cell office:value-type="float" office:value="21509" calcext:value-type="float">
            <text:p>21509</text:p>
          </table:table-cell>
          <table:table-cell office:value-type="float" office:value="26609" calcext:value-type="float">
            <text:p>266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0" calcext:value-type="float">
            <text:p>10000</text:p>
          </table:table-cell>
          <table:table-cell office:value-type="float" office:value="2436" calcext:value-type="float">
            <text:p>2436</text:p>
          </table:table-cell>
          <table:table-cell office:value-type="float" office:value="3249" calcext:value-type="float">
            <text:p>3249</text:p>
          </table:table-cell>
          <table:table-cell office:value-type="float" office:value="3971" calcext:value-type="float">
            <text:p>3971</text:p>
          </table:table-cell>
          <table:table-cell office:value-type="float" office:value="6555" calcext:value-type="float">
            <text:p>6555</text:p>
          </table:table-cell>
          <table:table-cell office:value-type="float" office:value="17832" calcext:value-type="float">
            <text:p>17832</text:p>
          </table:table-cell>
          <table:table-cell office:value-type="float" office:value="23523" calcext:value-type="float">
            <text:p>23523</text:p>
          </table:table-cell>
          <table:table-cell office:value-type="float" office:value="28587" calcext:value-type="float">
            <text:p>285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0" calcext:value-type="float">
            <text:p>10000</text:p>
          </table:table-cell>
          <table:table-cell office:value-type="float" office:value="2717" calcext:value-type="float">
            <text:p>2717</text:p>
          </table:table-cell>
          <table:table-cell office:value-type="float" office:value="3539" calcext:value-type="float">
            <text:p>3539</text:p>
          </table:table-cell>
          <table:table-cell office:value-type="float" office:value="4345" calcext:value-type="float">
            <text:p>4345</text:p>
          </table:table-cell>
          <table:table-cell office:value-type="float" office:value="7140" calcext:value-type="float">
            <text:p>7140</text:p>
          </table:table-cell>
          <table:table-cell office:value-type="float" office:value="19839" calcext:value-type="float">
            <text:p>19839</text:p>
          </table:table-cell>
          <table:table-cell office:value-type="float" office:value="25586" calcext:value-type="float">
            <text:p>25586</text:p>
          </table:table-cell>
          <table:table-cell office:value-type="float" office:value="31235" calcext:value-type="float">
            <text:p>312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00" calcext:value-type="float">
            <text:p>10000</text:p>
          </table:table-cell>
          <table:table-cell office:value-type="float" office:value="3003" calcext:value-type="float">
            <text:p>3003</text:p>
          </table:table-cell>
          <table:table-cell office:value-type="float" office:value="3848" calcext:value-type="float">
            <text:p>3848</text:p>
          </table:table-cell>
          <table:table-cell office:value-type="float" office:value="4770" calcext:value-type="float">
            <text:p>4770</text:p>
          </table:table-cell>
          <table:table-cell office:value-type="float" office:value="7750" calcext:value-type="float">
            <text:p>7750</text:p>
          </table:table-cell>
          <table:table-cell office:value-type="float" office:value="21881" calcext:value-type="float">
            <text:p>21881</text:p>
          </table:table-cell>
          <table:table-cell office:value-type="float" office:value="27784" calcext:value-type="float">
            <text:p>27784</text:p>
          </table:table-cell>
          <table:table-cell office:value-type="float" office:value="34250" calcext:value-type="float">
            <text:p>3425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00" calcext:value-type="float">
            <text:p>10000</text:p>
          </table:table-cell>
          <table:table-cell office:value-type="float" office:value="3121" calcext:value-type="float">
            <text:p>3121</text:p>
          </table:table-cell>
          <table:table-cell office:value-type="float" office:value="4159" calcext:value-type="float">
            <text:p>4159</text:p>
          </table:table-cell>
          <table:table-cell office:value-type="float" office:value="5140" calcext:value-type="float">
            <text:p>5140</text:p>
          </table:table-cell>
          <table:table-cell office:value-type="float" office:value="8385" calcext:value-type="float">
            <text:p>8385</text:p>
          </table:table-cell>
          <table:table-cell office:value-type="float" office:value="22752" calcext:value-type="float">
            <text:p>22752</text:p>
          </table:table-cell>
          <table:table-cell office:value-type="float" office:value="29998" calcext:value-type="float">
            <text:p>29998</text:p>
          </table:table-cell>
          <table:table-cell office:value-type="float" office:value="36835" calcext:value-type="float">
            <text:p>368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00" calcext:value-type="float">
            <text:p>10000</text:p>
          </table:table-cell>
          <table:table-cell office:value-type="float" office:value="3524" calcext:value-type="float">
            <text:p>3524</text:p>
          </table:table-cell>
          <table:table-cell office:value-type="float" office:value="4491" calcext:value-type="float">
            <text:p>4491</text:p>
          </table:table-cell>
          <table:table-cell office:value-type="float" office:value="5520" calcext:value-type="float">
            <text:p>5520</text:p>
          </table:table-cell>
          <table:table-cell office:value-type="float" office:value="9045" calcext:value-type="float">
            <text:p>9045</text:p>
          </table:table-cell>
          <table:table-cell office:value-type="float" office:value="25598" calcext:value-type="float">
            <text:p>25598</text:p>
          </table:table-cell>
          <table:table-cell office:value-type="float" office:value="32357" calcext:value-type="float">
            <text:p>32357</text:p>
          </table:table-cell>
          <table:table-cell office:value-type="float" office:value="39560" calcext:value-type="float">
            <text:p>395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00" calcext:value-type="float">
            <text:p>10000</text:p>
          </table:table-cell>
          <table:table-cell office:value-type="float" office:value="3751" calcext:value-type="float">
            <text:p>3751</text:p>
          </table:table-cell>
          <table:table-cell office:value-type="float" office:value="4827" calcext:value-type="float">
            <text:p>4827</text:p>
          </table:table-cell>
          <table:table-cell office:value-type="float" office:value="5847" calcext:value-type="float">
            <text:p>5847</text:p>
          </table:table-cell>
          <table:table-cell office:value-type="float" office:value="9730" calcext:value-type="float">
            <text:p>9730</text:p>
          </table:table-cell>
          <table:table-cell office:value-type="float" office:value="27207" calcext:value-type="float">
            <text:p>27207</text:p>
          </table:table-cell>
          <table:table-cell office:value-type="float" office:value="34747" calcext:value-type="float">
            <text:p>34747</text:p>
          </table:table-cell>
          <table:table-cell office:value-type="float" office:value="41899" calcext:value-type="float">
            <text:p>4189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0" calcext:value-type="float">
            <text:p>10000</text:p>
          </table:table-cell>
          <table:table-cell office:value-type="float" office:value="4005" calcext:value-type="float">
            <text:p>4005</text:p>
          </table:table-cell>
          <table:table-cell office:value-type="float" office:value="5181" calcext:value-type="float">
            <text:p>5181</text:p>
          </table:table-cell>
          <table:table-cell office:value-type="float" office:value="6451" calcext:value-type="float">
            <text:p>6451</text:p>
          </table:table-cell>
          <table:table-cell office:value-type="float" office:value="10440" calcext:value-type="float">
            <text:p>10440</text:p>
          </table:table-cell>
          <table:table-cell office:value-type="float" office:value="29035" calcext:value-type="float">
            <text:p>29035</text:p>
          </table:table-cell>
          <table:table-cell office:value-type="float" office:value="37255" calcext:value-type="float">
            <text:p>37255</text:p>
          </table:table-cell>
          <table:table-cell office:value-type="float" office:value="46142" calcext:value-type="float">
            <text:p>46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0" calcext:value-type="float">
            <text:p>10000</text:p>
          </table:table-cell>
          <table:table-cell office:value-type="float" office:value="4318" calcext:value-type="float">
            <text:p>4318</text:p>
          </table:table-cell>
          <table:table-cell office:value-type="float" office:value="5553" calcext:value-type="float">
            <text:p>5553</text:p>
          </table:table-cell>
          <table:table-cell office:value-type="float" office:value="6752" calcext:value-type="float">
            <text:p>6752</text:p>
          </table:table-cell>
          <table:table-cell office:value-type="float" office:value="11175" calcext:value-type="float">
            <text:p>11175</text:p>
          </table:table-cell>
          <table:table-cell office:value-type="float" office:value="31251" calcext:value-type="float">
            <text:p>31251</text:p>
          </table:table-cell>
          <table:table-cell office:value-type="float" office:value="39895" calcext:value-type="float">
            <text:p>39895</text:p>
          </table:table-cell>
          <table:table-cell office:value-type="float" office:value="48274" calcext:value-type="float">
            <text:p>482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0" calcext:value-type="float">
            <text:p>10000</text:p>
          </table:table-cell>
          <table:table-cell office:value-type="float" office:value="4744" calcext:value-type="float">
            <text:p>4744</text:p>
          </table:table-cell>
          <table:table-cell office:value-type="float" office:value="5928" calcext:value-type="float">
            <text:p>5928</text:p>
          </table:table-cell>
          <table:table-cell office:value-type="float" office:value="7220" calcext:value-type="float">
            <text:p>7220</text:p>
          </table:table-cell>
          <table:table-cell office:value-type="float" office:value="11935" calcext:value-type="float">
            <text:p>11935</text:p>
          </table:table-cell>
          <table:table-cell office:value-type="float" office:value="34263" calcext:value-type="float">
            <text:p>34263</text:p>
          </table:table-cell>
          <table:table-cell office:value-type="float" office:value="42556" calcext:value-type="float">
            <text:p>42556</text:p>
          </table:table-cell>
          <table:table-cell office:value-type="float" office:value="51595" calcext:value-type="float">
            <text:p>515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0" calcext:value-type="float">
            <text:p>10000</text:p>
          </table:table-cell>
          <table:table-cell office:value-type="float" office:value="5039" calcext:value-type="float">
            <text:p>5039</text:p>
          </table:table-cell>
          <table:table-cell office:value-type="float" office:value="6322" calcext:value-type="float">
            <text:p>6322</text:p>
          </table:table-cell>
          <table:table-cell office:value-type="float" office:value="7732" calcext:value-type="float">
            <text:p>7732</text:p>
          </table:table-cell>
          <table:table-cell office:value-type="float" office:value="12720" calcext:value-type="float">
            <text:p>12720</text:p>
          </table:table-cell>
          <table:table-cell office:value-type="float" office:value="36373" calcext:value-type="float">
            <text:p>36373</text:p>
          </table:table-cell>
          <table:table-cell office:value-type="float" office:value="45348" calcext:value-type="float">
            <text:p>45348</text:p>
          </table:table-cell>
          <table:table-cell office:value-type="float" office:value="55234" calcext:value-type="float">
            <text:p>5523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00" calcext:value-type="float">
            <text:p>10000</text:p>
          </table:table-cell>
          <table:table-cell office:value-type="float" office:value="5296" calcext:value-type="float">
            <text:p>5296</text:p>
          </table:table-cell>
          <table:table-cell office:value-type="float" office:value="6718" calcext:value-type="float">
            <text:p>6718</text:p>
          </table:table-cell>
          <table:table-cell office:value-type="float" office:value="8010" calcext:value-type="float">
            <text:p>8010</text:p>
          </table:table-cell>
          <table:table-cell office:value-type="float" office:value="13530" calcext:value-type="float">
            <text:p>13530</text:p>
          </table:table-cell>
          <table:table-cell office:value-type="float" office:value="38212" calcext:value-type="float">
            <text:p>38212</text:p>
          </table:table-cell>
          <table:table-cell office:value-type="float" office:value="48154" calcext:value-type="float">
            <text:p>48154</text:p>
          </table:table-cell>
          <table:table-cell office:value-type="float" office:value="57195" calcext:value-type="float">
            <text:p>571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0" calcext:value-type="float">
            <text:p>10000</text:p>
          </table:table-cell>
          <table:table-cell office:value-type="float" office:value="5775" calcext:value-type="float">
            <text:p>5775</text:p>
          </table:table-cell>
          <table:table-cell office:value-type="float" office:value="7143" calcext:value-type="float">
            <text:p>7143</text:p>
          </table:table-cell>
          <table:table-cell office:value-type="float" office:value="8592" calcext:value-type="float">
            <text:p>8592</text:p>
          </table:table-cell>
          <table:table-cell office:value-type="float" office:value="14365" calcext:value-type="float">
            <text:p>14365</text:p>
          </table:table-cell>
          <table:table-cell office:value-type="float" office:value="41595" calcext:value-type="float">
            <text:p>41595</text:p>
          </table:table-cell>
          <table:table-cell office:value-type="float" office:value="51165" calcext:value-type="float">
            <text:p>51165</text:p>
          </table:table-cell>
          <table:table-cell office:value-type="float" office:value="61314" calcext:value-type="float">
            <text:p>613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00" calcext:value-type="float">
            <text:p>10000</text:p>
          </table:table-cell>
          <table:table-cell office:value-type="float" office:value="6109" calcext:value-type="float">
            <text:p>6109</text:p>
          </table:table-cell>
          <table:table-cell office:value-type="float" office:value="7572" calcext:value-type="float">
            <text:p>7572</text:p>
          </table:table-cell>
          <table:table-cell office:value-type="float" office:value="9007" calcext:value-type="float">
            <text:p>9007</text:p>
          </table:table-cell>
          <table:table-cell office:value-type="float" office:value="15225" calcext:value-type="float">
            <text:p>15225</text:p>
          </table:table-cell>
          <table:table-cell office:value-type="float" office:value="43963" calcext:value-type="float">
            <text:p>43963</text:p>
          </table:table-cell>
          <table:table-cell office:value-type="float" office:value="54203" calcext:value-type="float">
            <text:p>54203</text:p>
          </table:table-cell>
          <table:table-cell office:value-type="float" office:value="64244" calcext:value-type="float">
            <text:p>642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00" calcext:value-type="float">
            <text:p>10000</text:p>
          </table:table-cell>
          <table:table-cell office:value-type="float" office:value="6524" calcext:value-type="float">
            <text:p>6524</text:p>
          </table:table-cell>
          <table:table-cell office:value-type="float" office:value="8010" calcext:value-type="float">
            <text:p>8010</text:p>
          </table:table-cell>
          <table:table-cell office:value-type="float" office:value="9510" calcext:value-type="float">
            <text:p>9510</text:p>
          </table:table-cell>
          <table:table-cell office:value-type="float" office:value="16110" calcext:value-type="float">
            <text:p>16110</text:p>
          </table:table-cell>
          <table:table-cell office:value-type="float" office:value="46918" calcext:value-type="float">
            <text:p>46918</text:p>
          </table:table-cell>
          <table:table-cell office:value-type="float" office:value="57305" calcext:value-type="float">
            <text:p>57305</text:p>
          </table:table-cell>
          <table:table-cell office:value-type="float" office:value="67800" calcext:value-type="float">
            <text:p>678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0" calcext:value-type="float">
            <text:p>10000</text:p>
          </table:table-cell>
          <table:table-cell office:value-type="float" office:value="6903" calcext:value-type="float">
            <text:p>6903</text:p>
          </table:table-cell>
          <table:table-cell office:value-type="float" office:value="8465" calcext:value-type="float">
            <text:p>8465</text:p>
          </table:table-cell>
          <table:table-cell office:value-type="float" office:value="9858" calcext:value-type="float">
            <text:p>9858</text:p>
          </table:table-cell>
          <table:table-cell office:value-type="float" office:value="17020" calcext:value-type="float">
            <text:p>17020</text:p>
          </table:table-cell>
          <table:table-cell office:value-type="float" office:value="49591" calcext:value-type="float">
            <text:p>49591</text:p>
          </table:table-cell>
          <table:table-cell office:value-type="float" office:value="60526" calcext:value-type="float">
            <text:p>60526</text:p>
          </table:table-cell>
          <table:table-cell office:value-type="float" office:value="70261" calcext:value-type="float">
            <text:p>702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00" calcext:value-type="float">
            <text:p>10000</text:p>
          </table:table-cell>
          <table:table-cell office:value-type="float" office:value="7108" calcext:value-type="float">
            <text:p>7108</text:p>
          </table:table-cell>
          <table:table-cell office:value-type="float" office:value="8935" calcext:value-type="float">
            <text:p>8935</text:p>
          </table:table-cell>
          <table:table-cell office:value-type="float" office:value="10690" calcext:value-type="float">
            <text:p>10690</text:p>
          </table:table-cell>
          <table:table-cell office:value-type="float" office:value="17955" calcext:value-type="float">
            <text:p>17955</text:p>
          </table:table-cell>
          <table:table-cell office:value-type="float" office:value="51051" calcext:value-type="float">
            <text:p>51051</text:p>
          </table:table-cell>
          <table:table-cell office:value-type="float" office:value="63849" calcext:value-type="float">
            <text:p>63849</text:p>
          </table:table-cell>
          <table:table-cell office:value-type="float" office:value="76135" calcext:value-type="float">
            <text:p>761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00" calcext:value-type="float">
            <text:p>10000</text:p>
          </table:table-cell>
          <table:table-cell office:value-type="float" office:value="7666" calcext:value-type="float">
            <text:p>7666</text:p>
          </table:table-cell>
          <table:table-cell office:value-type="float" office:value="9412" calcext:value-type="float">
            <text:p>9412</text:p>
          </table:table-cell>
          <table:table-cell office:value-type="float" office:value="11044" calcext:value-type="float">
            <text:p>11044</text:p>
          </table:table-cell>
          <table:table-cell office:value-type="float" office:value="18915" calcext:value-type="float">
            <text:p>18915</text:p>
          </table:table-cell>
          <table:table-cell office:value-type="float" office:value="54997" calcext:value-type="float">
            <text:p>54997</text:p>
          </table:table-cell>
          <table:table-cell office:value-type="float" office:value="67222" calcext:value-type="float">
            <text:p>67222</text:p>
          </table:table-cell>
          <table:table-cell office:value-type="float" office:value="78653" calcext:value-type="float">
            <text:p>786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office:value-type="float" office:value="8092" calcext:value-type="float">
            <text:p>8092</text:p>
          </table:table-cell>
          <table:table-cell office:value-type="float" office:value="9895" calcext:value-type="float">
            <text:p>9895</text:p>
          </table:table-cell>
          <table:table-cell office:value-type="float" office:value="11667" calcext:value-type="float">
            <text:p>11667</text:p>
          </table:table-cell>
          <table:table-cell office:value-type="float" office:value="19900" calcext:value-type="float">
            <text:p>19900</text:p>
          </table:table-cell>
          <table:table-cell office:value-type="float" office:value="58024" calcext:value-type="float">
            <text:p>58024</text:p>
          </table:table-cell>
          <table:table-cell office:value-type="float" office:value="70640" calcext:value-type="float">
            <text:p>70640</text:p>
          </table:table-cell>
          <table:table-cell office:value-type="float" office:value="83054" calcext:value-type="float">
            <text:p>830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00" calcext:value-type="float">
            <text:p>10000</text:p>
          </table:table-cell>
          <table:table-cell office:value-type="float" office:value="8565" calcext:value-type="float">
            <text:p>8565</text:p>
          </table:table-cell>
          <table:table-cell office:value-type="float" office:value="10404" calcext:value-type="float">
            <text:p>10404</text:p>
          </table:table-cell>
          <table:table-cell office:value-type="float" office:value="12118" calcext:value-type="float">
            <text:p>12118</text:p>
          </table:table-cell>
          <table:table-cell office:value-type="float" office:value="20910" calcext:value-type="float">
            <text:p>20910</text:p>
          </table:table-cell>
          <table:table-cell office:value-type="float" office:value="61360" calcext:value-type="float">
            <text:p>61360</text:p>
          </table:table-cell>
          <table:table-cell office:value-type="float" office:value="74236" calcext:value-type="float">
            <text:p>74236</text:p>
          </table:table-cell>
          <table:table-cell office:value-type="float" office:value="86211" calcext:value-type="float">
            <text:p>86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00" calcext:value-type="float">
            <text:p>10000</text:p>
          </table:table-cell>
          <table:table-cell office:value-type="float" office:value="9155" calcext:value-type="float">
            <text:p>9155</text:p>
          </table:table-cell>
          <table:table-cell office:value-type="float" office:value="10916" calcext:value-type="float">
            <text:p>10916</text:p>
          </table:table-cell>
          <table:table-cell office:value-type="float" office:value="13045" calcext:value-type="float">
            <text:p>13045</text:p>
          </table:table-cell>
          <table:table-cell office:value-type="float" office:value="21945" calcext:value-type="float">
            <text:p>21945</text:p>
          </table:table-cell>
          <table:table-cell office:value-type="float" office:value="65520" calcext:value-type="float">
            <text:p>65520</text:p>
          </table:table-cell>
          <table:table-cell office:value-type="float" office:value="77857" calcext:value-type="float">
            <text:p>77857</text:p>
          </table:table-cell>
          <table:table-cell office:value-type="float" office:value="92750" calcext:value-type="float">
            <text:p>9275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00" calcext:value-type="float">
            <text:p>10000</text:p>
          </table:table-cell>
          <table:table-cell office:value-type="float" office:value="9369" calcext:value-type="float">
            <text:p>9369</text:p>
          </table:table-cell>
          <table:table-cell office:value-type="float" office:value="11448" calcext:value-type="float">
            <text:p>11448</text:p>
          </table:table-cell>
          <table:table-cell office:value-type="float" office:value="13627" calcext:value-type="float">
            <text:p>13627</text:p>
          </table:table-cell>
          <table:table-cell office:value-type="float" office:value="23005" calcext:value-type="float">
            <text:p>23005</text:p>
          </table:table-cell>
          <table:table-cell office:value-type="float" office:value="67063" calcext:value-type="float">
            <text:p>67063</text:p>
          </table:table-cell>
          <table:table-cell office:value-type="float" office:value="81611" calcext:value-type="float">
            <text:p>81611</text:p>
          </table:table-cell>
          <table:table-cell office:value-type="float" office:value="96849" calcext:value-type="float">
            <text:p>9684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00" calcext:value-type="float">
            <text:p>10000</text:p>
          </table:table-cell>
          <table:table-cell office:value-type="float" office:value="9906" calcext:value-type="float">
            <text:p>9906</text:p>
          </table:table-cell>
          <table:table-cell office:value-type="float" office:value="11989" calcext:value-type="float">
            <text:p>11989</text:p>
          </table:table-cell>
          <table:table-cell office:value-type="float" office:value="14016" calcext:value-type="float">
            <text:p>14016</text:p>
          </table:table-cell>
          <table:table-cell office:value-type="float" office:value="24090" calcext:value-type="float">
            <text:p>24090</text:p>
          </table:table-cell>
          <table:table-cell office:value-type="float" office:value="70862" calcext:value-type="float">
            <text:p>70862</text:p>
          </table:table-cell>
          <table:table-cell office:value-type="float" office:value="85432" calcext:value-type="float">
            <text:p>85432</text:p>
          </table:table-cell>
          <table:table-cell office:value-type="float" office:value="99637" calcext:value-type="float">
            <text:p>9963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152" calcext:value-type="float">
            <text:p>10152</text:p>
          </table:table-cell>
          <table:table-cell office:value-type="float" office:value="12537" calcext:value-type="float">
            <text:p>12537</text:p>
          </table:table-cell>
          <table:table-cell office:value-type="float" office:value="14598" calcext:value-type="float">
            <text:p>14598</text:p>
          </table:table-cell>
          <table:table-cell office:value-type="float" office:value="25200" calcext:value-type="float">
            <text:p>25200</text:p>
          </table:table-cell>
          <table:table-cell office:value-type="float" office:value="72619" calcext:value-type="float">
            <text:p>72619</text:p>
          </table:table-cell>
          <table:table-cell office:value-type="float" office:value="89310" calcext:value-type="float">
            <text:p>89310</text:p>
          </table:table-cell>
          <table:table-cell office:value-type="float" office:value="103741" calcext:value-type="float">
            <text:p>10374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0889" calcext:value-type="float">
            <text:p>10889</text:p>
          </table:table-cell>
          <table:table-cell office:value-type="float" office:value="13116" calcext:value-type="float">
            <text:p>13116</text:p>
          </table:table-cell>
          <table:table-cell office:value-type="float" office:value="15228" calcext:value-type="float">
            <text:p>15228</text:p>
          </table:table-cell>
          <table:table-cell office:value-type="float" office:value="26335" calcext:value-type="float">
            <text:p>26335</text:p>
          </table:table-cell>
          <table:table-cell office:value-type="float" office:value="77798" calcext:value-type="float">
            <text:p>77798</text:p>
          </table:table-cell>
          <table:table-cell office:value-type="float" office:value="93391" calcext:value-type="float">
            <text:p>93391</text:p>
          </table:table-cell>
          <table:table-cell office:value-type="float" office:value="108171" calcext:value-type="float">
            <text:p>10817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00" calcext:value-type="float">
            <text:p>10000</text:p>
          </table:table-cell>
          <table:table-cell office:value-type="float" office:value="11502" calcext:value-type="float">
            <text:p>11502</text:p>
          </table:table-cell>
          <table:table-cell office:value-type="float" office:value="13695" calcext:value-type="float">
            <text:p>13695</text:p>
          </table:table-cell>
          <table:table-cell office:value-type="float" office:value="16278" calcext:value-type="float">
            <text:p>16278</text:p>
          </table:table-cell>
          <table:table-cell office:value-type="float" office:value="27495" calcext:value-type="float">
            <text:p>27495</text:p>
          </table:table-cell>
          <table:table-cell office:value-type="float" office:value="82144" calcext:value-type="float">
            <text:p>82144</text:p>
          </table:table-cell>
          <table:table-cell office:value-type="float" office:value="97480" calcext:value-type="float">
            <text:p>97480</text:p>
          </table:table-cell>
          <table:table-cell office:value-type="float" office:value="115556" calcext:value-type="float">
            <text:p>1155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32" calcext:value-type="float">
            <text:p>12032</text:p>
          </table:table-cell>
          <table:table-cell office:value-type="float" office:value="14279" calcext:value-type="float">
            <text:p>14279</text:p>
          </table:table-cell>
          <table:table-cell office:value-type="float" office:value="16852" calcext:value-type="float">
            <text:p>16852</text:p>
          </table:table-cell>
          <table:table-cell office:value-type="float" office:value="28680" calcext:value-type="float">
            <text:p>28680</text:p>
          </table:table-cell>
          <table:table-cell office:value-type="float" office:value="85889" calcext:value-type="float">
            <text:p>85889</text:p>
          </table:table-cell>
          <table:table-cell office:value-type="float" office:value="101608" calcext:value-type="float">
            <text:p>101608</text:p>
          </table:table-cell>
          <table:table-cell office:value-type="float" office:value="119619" calcext:value-type="float">
            <text:p>11961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00" calcext:value-type="float">
            <text:p>10000</text:p>
          </table:table-cell>
          <table:table-cell office:value-type="float" office:value="12542" calcext:value-type="float">
            <text:p>12542</text:p>
          </table:table-cell>
          <table:table-cell office:value-type="float" office:value="14895" calcext:value-type="float">
            <text:p>14895</text:p>
          </table:table-cell>
          <table:table-cell office:value-type="float" office:value="17495" calcext:value-type="float">
            <text:p>17495</text:p>
          </table:table-cell>
          <table:table-cell office:value-type="float" office:value="29890" calcext:value-type="float">
            <text:p>29890</text:p>
          </table:table-cell>
          <table:table-cell office:value-type="float" office:value="89499" calcext:value-type="float">
            <text:p>89499</text:p>
          </table:table-cell>
          <table:table-cell office:value-type="float" office:value="105949" calcext:value-type="float">
            <text:p>105949</text:p>
          </table:table-cell>
          <table:table-cell office:value-type="float" office:value="124165" calcext:value-type="float">
            <text:p>1241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office:value-type="float" office:value="13145" calcext:value-type="float">
            <text:p>13145</text:p>
          </table:table-cell>
          <table:table-cell office:value-type="float" office:value="15500" calcext:value-type="float">
            <text:p>15500</text:p>
          </table:table-cell>
          <table:table-cell office:value-type="float" office:value="17951" calcext:value-type="float">
            <text:p>17951</text:p>
          </table:table-cell>
          <table:table-cell office:value-type="float" office:value="31125" calcext:value-type="float">
            <text:p>31125</text:p>
          </table:table-cell>
          <table:table-cell office:value-type="float" office:value="93745" calcext:value-type="float">
            <text:p>93745</text:p>
          </table:table-cell>
          <table:table-cell office:value-type="float" office:value="110220" calcext:value-type="float">
            <text:p>110220</text:p>
          </table:table-cell>
          <table:table-cell office:value-type="float" office:value="127382" calcext:value-type="float">
            <text:p>1273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00" calcext:value-type="float">
            <text:p>10000</text:p>
          </table:table-cell>
          <table:table-cell office:value-type="float" office:value="13600" calcext:value-type="float">
            <text:p>13600</text:p>
          </table:table-cell>
          <table:table-cell office:value-type="float" office:value="16128" calcext:value-type="float">
            <text:p>16128</text:p>
          </table:table-cell>
          <table:table-cell office:value-type="float" office:value="18434" calcext:value-type="float">
            <text:p>18434</text:p>
          </table:table-cell>
          <table:table-cell office:value-type="float" office:value="32385" calcext:value-type="float">
            <text:p>32385</text:p>
          </table:table-cell>
          <table:table-cell office:value-type="float" office:value="96965" calcext:value-type="float">
            <text:p>96965</text:p>
          </table:table-cell>
          <table:table-cell office:value-type="float" office:value="114650" calcext:value-type="float">
            <text:p>114650</text:p>
          </table:table-cell>
          <table:table-cell office:value-type="float" office:value="130778" calcext:value-type="float">
            <text:p>13077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00" calcext:value-type="float">
            <text:p>10000</text:p>
          </table:table-cell>
          <table:table-cell office:value-type="float" office:value="14126" calcext:value-type="float">
            <text:p>14126</text:p>
          </table:table-cell>
          <table:table-cell office:value-type="float" office:value="16769" calcext:value-type="float">
            <text:p>16769</text:p>
          </table:table-cell>
          <table:table-cell office:value-type="float" office:value="19264" calcext:value-type="float">
            <text:p>19264</text:p>
          </table:table-cell>
          <table:table-cell office:value-type="float" office:value="33670" calcext:value-type="float">
            <text:p>33670</text:p>
          </table:table-cell>
          <table:table-cell office:value-type="float" office:value="100677" calcext:value-type="float">
            <text:p>100677</text:p>
          </table:table-cell>
          <table:table-cell office:value-type="float" office:value="119176" calcext:value-type="float">
            <text:p>119176</text:p>
          </table:table-cell>
          <table:table-cell office:value-type="float" office:value="136623" calcext:value-type="float">
            <text:p>13662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00" calcext:value-type="float">
            <text:p>10000</text:p>
          </table:table-cell>
          <table:table-cell office:value-type="float" office:value="14619" calcext:value-type="float">
            <text:p>14619</text:p>
          </table:table-cell>
          <table:table-cell office:value-type="float" office:value="17407" calcext:value-type="float">
            <text:p>17407</text:p>
          </table:table-cell>
          <table:table-cell office:value-type="float" office:value="20073" calcext:value-type="float">
            <text:p>20073</text:p>
          </table:table-cell>
          <table:table-cell office:value-type="float" office:value="34980" calcext:value-type="float">
            <text:p>34980</text:p>
          </table:table-cell>
          <table:table-cell office:value-type="float" office:value="104163" calcext:value-type="float">
            <text:p>104163</text:p>
          </table:table-cell>
          <table:table-cell office:value-type="float" office:value="123676" calcext:value-type="float">
            <text:p>123676</text:p>
          </table:table-cell>
          <table:table-cell office:value-type="float" office:value="142316" calcext:value-type="float">
            <text:p>1423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00" calcext:value-type="float">
            <text:p>10000</text:p>
          </table:table-cell>
          <table:table-cell office:value-type="float" office:value="15389" calcext:value-type="float">
            <text:p>15389</text:p>
          </table:table-cell>
          <table:table-cell office:value-type="float" office:value="18103" calcext:value-type="float">
            <text:p>18103</text:p>
          </table:table-cell>
          <table:table-cell office:value-type="float" office:value="20469" calcext:value-type="float">
            <text:p>20469</text:p>
          </table:table-cell>
          <table:table-cell office:value-type="float" office:value="36315" calcext:value-type="float">
            <text:p>36315</text:p>
          </table:table-cell>
          <table:table-cell office:value-type="float" office:value="109598" calcext:value-type="float">
            <text:p>109598</text:p>
          </table:table-cell>
          <table:table-cell office:value-type="float" office:value="128581" calcext:value-type="float">
            <text:p>128581</text:p>
          </table:table-cell>
          <table:table-cell office:value-type="float" office:value="145138" calcext:value-type="float">
            <text:p>14513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00" calcext:value-type="float">
            <text:p>10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8756" calcext:value-type="float">
            <text:p>18756</text:p>
          </table:table-cell>
          <table:table-cell office:value-type="float" office:value="21445" calcext:value-type="float">
            <text:p>21445</text:p>
          </table:table-cell>
          <table:table-cell office:value-type="float" office:value="37675" calcext:value-type="float">
            <text:p>37675</text:p>
          </table:table-cell>
          <table:table-cell office:value-type="float" office:value="113900" calcext:value-type="float">
            <text:p>113900</text:p>
          </table:table-cell>
          <table:table-cell office:value-type="float" office:value="133188" calcext:value-type="float">
            <text:p>133188</text:p>
          </table:table-cell>
          <table:table-cell office:value-type="float" office:value="151980" calcext:value-type="float">
            <text:p>1519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00" calcext:value-type="float">
            <text:p>10000</text:p>
          </table:table-cell>
          <table:table-cell office:value-type="float" office:value="16168" calcext:value-type="float">
            <text:p>16168</text:p>
          </table:table-cell>
          <table:table-cell office:value-type="float" office:value="19466" calcext:value-type="float">
            <text:p>19466</text:p>
          </table:table-cell>
          <table:table-cell office:value-type="float" office:value="22161" calcext:value-type="float">
            <text:p>22161</text:p>
          </table:table-cell>
          <table:table-cell office:value-type="float" office:value="39060" calcext:value-type="float">
            <text:p>39060</text:p>
          </table:table-cell>
          <table:table-cell office:value-type="float" office:value="115126" calcext:value-type="float">
            <text:p>115126</text:p>
          </table:table-cell>
          <table:table-cell office:value-type="float" office:value="138194" calcext:value-type="float">
            <text:p>138194</text:p>
          </table:table-cell>
          <table:table-cell office:value-type="float" office:value="157052" calcext:value-type="float">
            <text:p>15705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00" calcext:value-type="float">
            <text:p>10000</text:p>
          </table:table-cell>
          <table:table-cell office:value-type="float" office:value="17062" calcext:value-type="float">
            <text:p>17062</text:p>
          </table:table-cell>
          <table:table-cell office:value-type="float" office:value="20168" calcext:value-type="float">
            <text:p>20168</text:p>
          </table:table-cell>
          <table:table-cell office:value-type="float" office:value="23088" calcext:value-type="float">
            <text:p>23088</text:p>
          </table:table-cell>
          <table:table-cell office:value-type="float" office:value="40470" calcext:value-type="float">
            <text:p>40470</text:p>
          </table:table-cell>
          <table:table-cell office:value-type="float" office:value="121404" calcext:value-type="float">
            <text:p>121404</text:p>
          </table:table-cell>
          <table:table-cell office:value-type="float" office:value="143142" calcext:value-type="float">
            <text:p>143142</text:p>
          </table:table-cell>
          <table:table-cell office:value-type="float" office:value="163586" calcext:value-type="float">
            <text:p>16358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00" calcext:value-type="float">
            <text:p>10000</text:p>
          </table:table-cell>
          <table:table-cell office:value-type="float" office:value="17728" calcext:value-type="float">
            <text:p>17728</text:p>
          </table:table-cell>
          <table:table-cell office:value-type="float" office:value="20893" calcext:value-type="float">
            <text:p>20893</text:p>
          </table:table-cell>
          <table:table-cell office:value-type="float" office:value="24513" calcext:value-type="float">
            <text:p>24513</text:p>
          </table:table-cell>
          <table:table-cell office:value-type="float" office:value="41905" calcext:value-type="float">
            <text:p>41905</text:p>
          </table:table-cell>
          <table:table-cell office:value-type="float" office:value="126091" calcext:value-type="float">
            <text:p>126091</text:p>
          </table:table-cell>
          <table:table-cell office:value-type="float" office:value="148250" calcext:value-type="float">
            <text:p>148250</text:p>
          </table:table-cell>
          <table:table-cell office:value-type="float" office:value="173591" calcext:value-type="float">
            <text:p>17359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0" calcext:value-type="float">
            <text:p>10000</text:p>
          </table:table-cell>
          <table:table-cell office:value-type="float" office:value="18382" calcext:value-type="float">
            <text:p>18382</text:p>
          </table:table-cell>
          <table:table-cell office:value-type="float" office:value="21597" calcext:value-type="float">
            <text:p>21597</text:p>
          </table:table-cell>
          <table:table-cell office:value-type="float" office:value="24775" calcext:value-type="float">
            <text:p>24775</text:p>
          </table:table-cell>
          <table:table-cell office:value-type="float" office:value="43365" calcext:value-type="float">
            <text:p>43365</text:p>
          </table:table-cell>
          <table:table-cell office:value-type="float" office:value="130709" calcext:value-type="float">
            <text:p>130709</text:p>
          </table:table-cell>
          <table:table-cell office:value-type="float" office:value="153212" calcext:value-type="float">
            <text:p>153212</text:p>
          </table:table-cell>
          <table:table-cell office:value-type="float" office:value="175465" calcext:value-type="float">
            <text:p>1754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0" calcext:value-type="float">
            <text:p>10000</text:p>
          </table:table-cell>
          <table:table-cell office:value-type="float" office:value="18500" calcext:value-type="float">
            <text:p>18500</text:p>
          </table:table-cell>
          <table:table-cell office:value-type="float" office:value="22360" calcext:value-type="float">
            <text:p>22360</text:p>
          </table:table-cell>
          <table:table-cell office:value-type="float" office:value="25752" calcext:value-type="float">
            <text:p>25752</text:p>
          </table:table-cell>
          <table:table-cell office:value-type="float" office:value="44850" calcext:value-type="float">
            <text:p>44850</text:p>
          </table:table-cell>
          <table:table-cell office:value-type="float" office:value="131585" calcext:value-type="float">
            <text:p>131585</text:p>
          </table:table-cell>
          <table:table-cell office:value-type="float" office:value="158588" calcext:value-type="float">
            <text:p>158588</text:p>
          </table:table-cell>
          <table:table-cell office:value-type="float" office:value="182329" calcext:value-type="float">
            <text:p>18232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00" calcext:value-type="float">
            <text:p>10000</text:p>
          </table:table-cell>
          <table:table-cell office:value-type="float" office:value="19951" calcext:value-type="float">
            <text:p>19951</text:p>
          </table:table-cell>
          <table:table-cell office:value-type="float" office:value="23096" calcext:value-type="float">
            <text:p>23096</text:p>
          </table:table-cell>
          <table:table-cell office:value-type="float" office:value="26573" calcext:value-type="float">
            <text:p>26573</text:p>
          </table:table-cell>
          <table:table-cell office:value-type="float" office:value="46360" calcext:value-type="float">
            <text:p>46360</text:p>
          </table:table-cell>
          <table:table-cell office:value-type="float" office:value="141757" calcext:value-type="float">
            <text:p>141757</text:p>
          </table:table-cell>
          <table:table-cell office:value-type="float" office:value="163781" calcext:value-type="float">
            <text:p>163781</text:p>
          </table:table-cell>
          <table:table-cell office:value-type="float" office:value="188111" calcext:value-type="float">
            <text:p>1881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00" calcext:value-type="float">
            <text:p>10000</text:p>
          </table:table-cell>
          <table:table-cell office:value-type="float" office:value="20271" calcext:value-type="float">
            <text:p>20271</text:p>
          </table:table-cell>
          <table:table-cell office:value-type="float" office:value="23861" calcext:value-type="float">
            <text:p>23861</text:p>
          </table:table-cell>
          <table:table-cell office:value-type="float" office:value="27147" calcext:value-type="float">
            <text:p>27147</text:p>
          </table:table-cell>
          <table:table-cell office:value-type="float" office:value="47895" calcext:value-type="float">
            <text:p>47895</text:p>
          </table:table-cell>
          <table:table-cell office:value-type="float" office:value="144037" calcext:value-type="float">
            <text:p>144037</text:p>
          </table:table-cell>
          <table:table-cell office:value-type="float" office:value="169168" calcext:value-type="float">
            <text:p>169168</text:p>
          </table:table-cell>
          <table:table-cell office:value-type="float" office:value="192184" calcext:value-type="float">
            <text:p>19218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00" calcext:value-type="float">
            <text:p>10000</text:p>
          </table:table-cell>
          <table:table-cell office:value-type="float" office:value="21186" calcext:value-type="float">
            <text:p>21186</text:p>
          </table:table-cell>
          <table:table-cell office:value-type="float" office:value="24637" calcext:value-type="float">
            <text:p>24637</text:p>
          </table:table-cell>
          <table:table-cell office:value-type="float" office:value="28425" calcext:value-type="float">
            <text:p>28425</text:p>
          </table:table-cell>
          <table:table-cell office:value-type="float" office:value="49455" calcext:value-type="float">
            <text:p>49455</text:p>
          </table:table-cell>
          <table:table-cell office:value-type="float" office:value="150482" calcext:value-type="float">
            <text:p>150482</text:p>
          </table:table-cell>
          <table:table-cell office:value-type="float" office:value="174634" calcext:value-type="float">
            <text:p>174634</text:p>
          </table:table-cell>
          <table:table-cell office:value-type="float" office:value="201145" calcext:value-type="float">
            <text:p>2011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0" calcext:value-type="float">
            <text:p>10000</text:p>
          </table:table-cell>
          <table:table-cell office:value-type="float" office:value="21739" calcext:value-type="float">
            <text:p>21739</text:p>
          </table:table-cell>
          <table:table-cell office:value-type="float" office:value="25422" calcext:value-type="float">
            <text:p>25422</text:p>
          </table:table-cell>
          <table:table-cell office:value-type="float" office:value="29427" calcext:value-type="float">
            <text:p>29427</text:p>
          </table:table-cell>
          <table:table-cell office:value-type="float" office:value="51040" calcext:value-type="float">
            <text:p>51040</text:p>
          </table:table-cell>
          <table:table-cell office:value-type="float" office:value="154378" calcext:value-type="float">
            <text:p>154378</text:p>
          </table:table-cell>
          <table:table-cell office:value-type="float" office:value="180166" calcext:value-type="float">
            <text:p>180166</text:p>
          </table:table-cell>
          <table:table-cell office:value-type="float" office:value="208209" calcext:value-type="float">
            <text:p>20820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000" calcext:value-type="float">
            <text:p>10000</text:p>
          </table:table-cell>
          <table:table-cell office:value-type="float" office:value="21812" calcext:value-type="float">
            <text:p>21812</text:p>
          </table:table-cell>
          <table:table-cell office:value-type="float" office:value="26258" calcext:value-type="float">
            <text:p>26258</text:p>
          </table:table-cell>
          <table:table-cell office:value-type="float" office:value="29959" calcext:value-type="float">
            <text:p>29959</text:p>
          </table:table-cell>
          <table:table-cell office:value-type="float" office:value="52650" calcext:value-type="float">
            <text:p>52650</text:p>
          </table:table-cell>
          <table:table-cell office:value-type="float" office:value="154944" calcext:value-type="float">
            <text:p>154944</text:p>
          </table:table-cell>
          <table:table-cell office:value-type="float" office:value="186051" calcext:value-type="float">
            <text:p>186051</text:p>
          </table:table-cell>
          <table:table-cell office:value-type="float" office:value="211963" calcext:value-type="float">
            <text:p>21196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00" calcext:value-type="float">
            <text:p>10000</text:p>
          </table:table-cell>
          <table:table-cell office:value-type="float" office:value="23179" calcext:value-type="float">
            <text:p>23179</text:p>
          </table:table-cell>
          <table:table-cell office:value-type="float" office:value="27082" calcext:value-type="float">
            <text:p>27082</text:p>
          </table:table-cell>
          <table:table-cell office:value-type="float" office:value="30882" calcext:value-type="float">
            <text:p>30882</text:p>
          </table:table-cell>
          <table:table-cell office:value-type="float" office:value="54285" calcext:value-type="float">
            <text:p>54285</text:p>
          </table:table-cell>
          <table:table-cell office:value-type="float" office:value="164523" calcext:value-type="float">
            <text:p>164523</text:p>
          </table:table-cell>
          <table:table-cell office:value-type="float" office:value="191855" calcext:value-type="float">
            <text:p>191855</text:p>
          </table:table-cell>
          <table:table-cell office:value-type="float" office:value="218444" calcext:value-type="float">
            <text:p>21844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00" calcext:value-type="float">
            <text:p>10000</text:p>
          </table:table-cell>
          <table:table-cell office:value-type="float" office:value="24345" calcext:value-type="float">
            <text:p>24345</text:p>
          </table:table-cell>
          <table:table-cell office:value-type="float" office:value="27877" calcext:value-type="float">
            <text:p>27877</text:p>
          </table:table-cell>
          <table:table-cell office:value-type="float" office:value="32070" calcext:value-type="float">
            <text:p>32070</text:p>
          </table:table-cell>
          <table:table-cell office:value-type="float" office:value="55945" calcext:value-type="float">
            <text:p>55945</text:p>
          </table:table-cell>
          <table:table-cell office:value-type="float" office:value="172715" calcext:value-type="float">
            <text:p>172715</text:p>
          </table:table-cell>
          <table:table-cell office:value-type="float" office:value="197456" calcext:value-type="float">
            <text:p>197456</text:p>
          </table:table-cell>
          <table:table-cell office:value-type="float" office:value="226810" calcext:value-type="float">
            <text:p>2268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00" calcext:value-type="float">
            <text:p>10000</text:p>
          </table:table-cell>
          <table:table-cell office:value-type="float" office:value="24932" calcext:value-type="float">
            <text:p>24932</text:p>
          </table:table-cell>
          <table:table-cell office:value-type="float" office:value="28743" calcext:value-type="float">
            <text:p>28743</text:p>
          </table:table-cell>
          <table:table-cell office:value-type="float" office:value="32634" calcext:value-type="float">
            <text:p>32634</text:p>
          </table:table-cell>
          <table:table-cell office:value-type="float" office:value="57630" calcext:value-type="float">
            <text:p>57630</text:p>
          </table:table-cell>
          <table:table-cell office:value-type="float" office:value="176859" calcext:value-type="float">
            <text:p>176859</text:p>
          </table:table-cell>
          <table:table-cell office:value-type="float" office:value="203554" calcext:value-type="float">
            <text:p>203554</text:p>
          </table:table-cell>
          <table:table-cell office:value-type="float" office:value="230793" calcext:value-type="float">
            <text:p>23079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000" calcext:value-type="float">
            <text:p>10000</text:p>
          </table:table-cell>
          <table:table-cell office:value-type="float" office:value="25733" calcext:value-type="float">
            <text:p>25733</text:p>
          </table:table-cell>
          <table:table-cell office:value-type="float" office:value="29590" calcext:value-type="float">
            <text:p>29590</text:p>
          </table:table-cell>
          <table:table-cell office:value-type="float" office:value="33237" calcext:value-type="float">
            <text:p>33237</text:p>
          </table:table-cell>
          <table:table-cell office:value-type="float" office:value="59340" calcext:value-type="float">
            <text:p>59340</text:p>
          </table:table-cell>
          <table:table-cell office:value-type="float" office:value="182526" calcext:value-type="float">
            <text:p>182526</text:p>
          </table:table-cell>
          <table:table-cell office:value-type="float" office:value="209519" calcext:value-type="float">
            <text:p>209519</text:p>
          </table:table-cell>
          <table:table-cell office:value-type="float" office:value="235034" calcext:value-type="float">
            <text:p>23503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00" calcext:value-type="float">
            <text:p>10000</text:p>
          </table:table-cell>
          <table:table-cell office:value-type="float" office:value="26475" calcext:value-type="float">
            <text:p>26475</text:p>
          </table:table-cell>
          <table:table-cell office:value-type="float" office:value="30452" calcext:value-type="float">
            <text:p>30452</text:p>
          </table:table-cell>
          <table:table-cell office:value-type="float" office:value="35009" calcext:value-type="float">
            <text:p>35009</text:p>
          </table:table-cell>
          <table:table-cell office:value-type="float" office:value="61075" calcext:value-type="float">
            <text:p>61075</text:p>
          </table:table-cell>
          <table:table-cell office:value-type="float" office:value="187760" calcext:value-type="float">
            <text:p>187760</text:p>
          </table:table-cell>
          <table:table-cell office:value-type="float" office:value="-213914" calcext:value-type="float">
            <text:p>-213914</text:p>
          </table:table-cell>
          <table:table-cell office:value-type="float" office:value="247483" calcext:value-type="float">
            <text:p>24748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000" calcext:value-type="float">
            <text:p>10000</text:p>
          </table:table-cell>
          <table:table-cell office:value-type="float" office:value="26817" calcext:value-type="float">
            <text:p>26817</text:p>
          </table:table-cell>
          <table:table-cell office:value-type="float" office:value="31345" calcext:value-type="float">
            <text:p>31345</text:p>
          </table:table-cell>
          <table:table-cell office:value-type="float" office:value="35756" calcext:value-type="float">
            <text:p>35756</text:p>
          </table:table-cell>
          <table:table-cell office:value-type="float" office:value="62835" calcext:value-type="float">
            <text:p>62835</text:p>
          </table:table-cell>
          <table:table-cell office:value-type="float" office:value="190174" calcext:value-type="float">
            <text:p>190174</text:p>
          </table:table-cell>
          <table:table-cell office:value-type="float" office:value="-207627" calcext:value-type="float">
            <text:p>-207627</text:p>
          </table:table-cell>
          <table:table-cell office:value-type="float" office:value="252737" calcext:value-type="float">
            <text:p>25273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27950" calcext:value-type="float">
            <text:p>27950</text:p>
          </table:table-cell>
          <table:table-cell office:value-type="float" office:value="32222" calcext:value-type="float">
            <text:p>32222</text:p>
          </table:table-cell>
          <table:table-cell office:value-type="float" office:value="36517" calcext:value-type="float">
            <text:p>36517</text:p>
          </table:table-cell>
          <table:table-cell office:value-type="float" office:value="64620" calcext:value-type="float">
            <text:p>64620</text:p>
          </table:table-cell>
          <table:table-cell office:value-type="float" office:value="198125" calcext:value-type="float">
            <text:p>198125</text:p>
          </table:table-cell>
          <table:table-cell office:value-type="float" office:value="-201455" calcext:value-type="float">
            <text:p>-201455</text:p>
          </table:table-cell>
          <table:table-cell office:value-type="float" office:value="258109" calcext:value-type="float">
            <text:p>25810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000" calcext:value-type="float">
            <text:p>10000</text:p>
          </table:table-cell>
          <table:table-cell office:value-type="float" office:value="28173" calcext:value-type="float">
            <text:p>28173</text:p>
          </table:table-cell>
          <table:table-cell office:value-type="float" office:value="33117" calcext:value-type="float">
            <text:p>33117</text:p>
          </table:table-cell>
          <table:table-cell office:value-type="float" office:value="37450" calcext:value-type="float">
            <text:p>37450</text:p>
          </table:table-cell>
          <table:table-cell office:value-type="float" office:value="66430" calcext:value-type="float">
            <text:p>66430</text:p>
          </table:table-cell>
          <table:table-cell office:value-type="float" office:value="199741" calcext:value-type="float">
            <text:p>199741</text:p>
          </table:table-cell>
          <table:table-cell office:value-type="float" office:value="-195150" calcext:value-type="float">
            <text:p>-195150</text:p>
          </table:table-cell>
          <table:table-cell office:value-type="float" office:value="264660" calcext:value-type="float">
            <text:p>26466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00" calcext:value-type="float">
            <text:p>10000</text:p>
          </table:table-cell>
          <table:table-cell office:value-type="float" office:value="29596" calcext:value-type="float">
            <text:p>29596</text:p>
          </table:table-cell>
          <table:table-cell office:value-type="float" office:value="34053" calcext:value-type="float">
            <text:p>34053</text:p>
          </table:table-cell>
          <table:table-cell office:value-type="float" office:value="38237" calcext:value-type="float">
            <text:p>38237</text:p>
          </table:table-cell>
          <table:table-cell office:value-type="float" office:value="68265" calcext:value-type="float">
            <text:p>68265</text:p>
          </table:table-cell>
          <table:table-cell office:value-type="float" office:value="209727" calcext:value-type="float">
            <text:p>209727</text:p>
          </table:table-cell>
          <table:table-cell office:value-type="float" office:value="-188563" calcext:value-type="float">
            <text:p>-188563</text:p>
          </table:table-cell>
          <table:table-cell office:value-type="float" office:value="270229" calcext:value-type="float">
            <text:p>27022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000" calcext:value-type="float">
            <text:p>10000</text:p>
          </table:table-cell>
          <table:table-cell office:value-type="float" office:value="30460" calcext:value-type="float">
            <text:p>30460</text:p>
          </table:table-cell>
          <table:table-cell office:value-type="float" office:value="34968" calcext:value-type="float">
            <text:p>34968</text:p>
          </table:table-cell>
          <table:table-cell office:value-type="float" office:value="40035" calcext:value-type="float">
            <text:p>40035</text:p>
          </table:table-cell>
          <table:table-cell office:value-type="float" office:value="70125" calcext:value-type="float">
            <text:p>70125</text:p>
          </table:table-cell>
          <table:table-cell office:value-type="float" office:value="215830" calcext:value-type="float">
            <text:p>215830</text:p>
          </table:table-cell>
          <table:table-cell office:value-type="float" office:value="-182124" calcext:value-type="float">
            <text:p>-182124</text:p>
          </table:table-cell>
          <table:table-cell office:value-type="float" office:value="282830" calcext:value-type="float">
            <text:p>28283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000" calcext:value-type="float">
            <text:p>10000</text:p>
          </table:table-cell>
          <table:table-cell office:value-type="float" office:value="31342" calcext:value-type="float">
            <text:p>31342</text:p>
          </table:table-cell>
          <table:table-cell office:value-type="float" office:value="35925" calcext:value-type="float">
            <text:p>35925</text:p>
          </table:table-cell>
          <table:table-cell office:value-type="float" office:value="40480" calcext:value-type="float">
            <text:p>40480</text:p>
          </table:table-cell>
          <table:table-cell office:value-type="float" office:value="72010" calcext:value-type="float">
            <text:p>72010</text:p>
          </table:table-cell>
          <table:table-cell office:value-type="float" office:value="222029" calcext:value-type="float">
            <text:p>222029</text:p>
          </table:table-cell>
          <table:table-cell office:value-type="float" office:value="-175391" calcext:value-type="float">
            <text:p>-175391</text:p>
          </table:table-cell>
          <table:table-cell office:value-type="float" office:value="285990" calcext:value-type="float">
            <text:p>28599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000" calcext:value-type="float">
            <text:p>10000</text:p>
          </table:table-cell>
          <table:table-cell office:value-type="float" office:value="32609" calcext:value-type="float">
            <text:p>32609</text:p>
          </table:table-cell>
          <table:table-cell office:value-type="float" office:value="36861" calcext:value-type="float">
            <text:p>36861</text:p>
          </table:table-cell>
          <table:table-cell office:value-type="float" office:value="41315" calcext:value-type="float">
            <text:p>41315</text:p>
          </table:table-cell>
          <table:table-cell office:value-type="float" office:value="73920" calcext:value-type="float">
            <text:p>73920</text:p>
          </table:table-cell>
          <table:table-cell office:value-type="float" office:value="230933" calcext:value-type="float">
            <text:p>230933</text:p>
          </table:table-cell>
          <table:table-cell office:value-type="float" office:value="-168807" calcext:value-type="float">
            <text:p>-168807</text:p>
          </table:table-cell>
          <table:table-cell office:value-type="float" office:value="291870" calcext:value-type="float">
            <text:p>29187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000" calcext:value-type="float">
            <text:p>10000</text:p>
          </table:table-cell>
          <table:table-cell office:value-type="float" office:value="31680" calcext:value-type="float">
            <text:p>31680</text:p>
          </table:table-cell>
          <table:table-cell office:value-type="float" office:value="37860" calcext:value-type="float">
            <text:p>37860</text:p>
          </table:table-cell>
          <table:table-cell office:value-type="float" office:value="42634" calcext:value-type="float">
            <text:p>42634</text:p>
          </table:table-cell>
          <table:table-cell office:value-type="float" office:value="75855" calcext:value-type="float">
            <text:p>75855</text:p>
          </table:table-cell>
          <table:table-cell office:value-type="float" office:value="224470" calcext:value-type="float">
            <text:p>224470</text:p>
          </table:table-cell>
          <table:table-cell office:value-type="float" office:value="-161777" calcext:value-type="float">
            <text:p>-161777</text:p>
          </table:table-cell>
          <table:table-cell office:value-type="float" office:value="301123" calcext:value-type="float">
            <text:p>30112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000" calcext:value-type="float">
            <text:p>10000</text:p>
          </table:table-cell>
          <table:table-cell office:value-type="float" office:value="34257" calcext:value-type="float">
            <text:p>34257</text:p>
          </table:table-cell>
          <table:table-cell office:value-type="float" office:value="38798" calcext:value-type="float">
            <text:p>38798</text:p>
          </table:table-cell>
          <table:table-cell office:value-type="float" office:value="44133" calcext:value-type="float">
            <text:p>44133</text:p>
          </table:table-cell>
          <table:table-cell office:value-type="float" office:value="77815" calcext:value-type="float">
            <text:p>77815</text:p>
          </table:table-cell>
          <table:table-cell office:value-type="float" office:value="242529" calcext:value-type="float">
            <text:p>242529</text:p>
          </table:table-cell>
          <table:table-cell office:value-type="float" office:value="-155177" calcext:value-type="float">
            <text:p>-155177</text:p>
          </table:table-cell>
          <table:table-cell office:value-type="float" office:value="311686" calcext:value-type="float">
            <text:p>3116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122" calcext:value-type="float">
            <text:p>34122</text:p>
          </table:table-cell>
          <table:table-cell office:value-type="float" office:value="39787" calcext:value-type="float">
            <text:p>39787</text:p>
          </table:table-cell>
          <table:table-cell office:value-type="float" office:value="45056" calcext:value-type="float">
            <text:p>45056</text:p>
          </table:table-cell>
          <table:table-cell office:value-type="float" office:value="79800" calcext:value-type="float">
            <text:p>79800</text:p>
          </table:table-cell>
          <table:table-cell office:value-type="float" office:value="241629" calcext:value-type="float">
            <text:p>241629</text:p>
          </table:table-cell>
          <table:table-cell office:value-type="float" office:value="-148215" calcext:value-type="float">
            <text:p>-148215</text:p>
          </table:table-cell>
          <table:table-cell office:value-type="float" office:value="318152" calcext:value-type="float">
            <text:p>31815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000" calcext:value-type="float">
            <text:p>10000</text:p>
          </table:table-cell>
          <table:table-cell office:value-type="float" office:value="35675" calcext:value-type="float">
            <text:p>35675</text:p>
          </table:table-cell>
          <table:table-cell office:value-type="float" office:value="40800" calcext:value-type="float">
            <text:p>40800</text:p>
          </table:table-cell>
          <table:table-cell office:value-type="float" office:value="46272" calcext:value-type="float">
            <text:p>46272</text:p>
          </table:table-cell>
          <table:table-cell office:value-type="float" office:value="81810" calcext:value-type="float">
            <text:p>81810</text:p>
          </table:table-cell>
          <table:table-cell office:value-type="float" office:value="252545" calcext:value-type="float">
            <text:p>252545</text:p>
          </table:table-cell>
          <table:table-cell office:value-type="float" office:value="-141090" calcext:value-type="float">
            <text:p>-141090</text:p>
          </table:table-cell>
          <table:table-cell office:value-type="float" office:value="326719" calcext:value-type="float">
            <text:p>32671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000" calcext:value-type="float">
            <text:p>10000</text:p>
          </table:table-cell>
          <table:table-cell office:value-type="float" office:value="36830" calcext:value-type="float">
            <text:p>36830</text:p>
          </table:table-cell>
          <table:table-cell office:value-type="float" office:value="41833" calcext:value-type="float">
            <text:p>41833</text:p>
          </table:table-cell>
          <table:table-cell office:value-type="float" office:value="47681" calcext:value-type="float">
            <text:p>47681</text:p>
          </table:table-cell>
          <table:table-cell office:value-type="float" office:value="83845" calcext:value-type="float">
            <text:p>83845</text:p>
          </table:table-cell>
          <table:table-cell office:value-type="float" office:value="260645" calcext:value-type="float">
            <text:p>260645</text:p>
          </table:table-cell>
          <table:table-cell office:value-type="float" office:value="-133828" calcext:value-type="float">
            <text:p>-133828</text:p>
          </table:table-cell>
          <table:table-cell office:value-type="float" office:value="336612" calcext:value-type="float">
            <text:p>3366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000" calcext:value-type="float">
            <text:p>10000</text:p>
          </table:table-cell>
          <table:table-cell office:value-type="float" office:value="36539" calcext:value-type="float">
            <text:p>36539</text:p>
          </table:table-cell>
          <table:table-cell office:value-type="float" office:value="42862" calcext:value-type="float">
            <text:p>42862</text:p>
          </table:table-cell>
          <table:table-cell office:value-type="float" office:value="47969" calcext:value-type="float">
            <text:p>47969</text:p>
          </table:table-cell>
          <table:table-cell office:value-type="float" office:value="85905" calcext:value-type="float">
            <text:p>85905</text:p>
          </table:table-cell>
          <table:table-cell office:value-type="float" office:value="258663" calcext:value-type="float">
            <text:p>258663</text:p>
          </table:table-cell>
          <table:table-cell office:value-type="float" office:value="-126589" calcext:value-type="float">
            <text:p>-126589</text:p>
          </table:table-cell>
          <table:table-cell office:value-type="float" office:value="338663" calcext:value-type="float">
            <text:p>33866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000" calcext:value-type="float">
            <text:p>10000</text:p>
          </table:table-cell>
          <table:table-cell office:value-type="float" office:value="37886" calcext:value-type="float">
            <text:p>37886</text:p>
          </table:table-cell>
          <table:table-cell office:value-type="float" office:value="43889" calcext:value-type="float">
            <text:p>43889</text:p>
          </table:table-cell>
          <table:table-cell office:value-type="float" office:value="49736" calcext:value-type="float">
            <text:p>49736</text:p>
          </table:table-cell>
          <table:table-cell office:value-type="float" office:value="87990" calcext:value-type="float">
            <text:p>87990</text:p>
          </table:table-cell>
          <table:table-cell office:value-type="float" office:value="268112" calcext:value-type="float">
            <text:p>268112</text:p>
          </table:table-cell>
          <table:table-cell office:value-type="float" office:value="-119362" calcext:value-type="float">
            <text:p>-119362</text:p>
          </table:table-cell>
          <table:table-cell office:value-type="float" office:value="351072" calcext:value-type="float">
            <text:p>3510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000" calcext:value-type="float">
            <text:p>10000</text:p>
          </table:table-cell>
          <table:table-cell office:value-type="float" office:value="39270" calcext:value-type="float">
            <text:p>39270</text:p>
          </table:table-cell>
          <table:table-cell office:value-type="float" office:value="44954" calcext:value-type="float">
            <text:p>44954</text:p>
          </table:table-cell>
          <table:table-cell office:value-type="float" office:value="50996" calcext:value-type="float">
            <text:p>50996</text:p>
          </table:table-cell>
          <table:table-cell office:value-type="float" office:value="90100" calcext:value-type="float">
            <text:p>90100</text:p>
          </table:table-cell>
          <table:table-cell office:value-type="float" office:value="277855" calcext:value-type="float">
            <text:p>277855</text:p>
          </table:table-cell>
          <table:table-cell office:value-type="float" office:value="-111874" calcext:value-type="float">
            <text:p>-111874</text:p>
          </table:table-cell>
          <table:table-cell office:value-type="float" office:value="359897" calcext:value-type="float">
            <text:p>35989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00" calcext:value-type="float">
            <text:p>10000</text:p>
          </table:table-cell>
          <table:table-cell office:value-type="float" office:value="40577" calcext:value-type="float">
            <text:p>40577</text:p>
          </table:table-cell>
          <table:table-cell office:value-type="float" office:value="46004" calcext:value-type="float">
            <text:p>46004</text:p>
          </table:table-cell>
          <table:table-cell office:value-type="float" office:value="51788" calcext:value-type="float">
            <text:p>51788</text:p>
          </table:table-cell>
          <table:table-cell office:value-type="float" office:value="92235" calcext:value-type="float">
            <text:p>92235</text:p>
          </table:table-cell>
          <table:table-cell office:value-type="float" office:value="287019" calcext:value-type="float">
            <text:p>287019</text:p>
          </table:table-cell>
          <table:table-cell office:value-type="float" office:value="-104491" calcext:value-type="float">
            <text:p>-104491</text:p>
          </table:table-cell>
          <table:table-cell office:value-type="float" office:value="365501" calcext:value-type="float">
            <text:p>36550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000" calcext:value-type="float">
            <text:p>10000</text:p>
          </table:table-cell>
          <table:table-cell office:value-type="float" office:value="41453" calcext:value-type="float">
            <text:p>41453</text:p>
          </table:table-cell>
          <table:table-cell office:value-type="float" office:value="47113" calcext:value-type="float">
            <text:p>47113</text:p>
          </table:table-cell>
          <table:table-cell office:value-type="float" office:value="52888" calcext:value-type="float">
            <text:p>52888</text:p>
          </table:table-cell>
          <table:table-cell office:value-type="float" office:value="94395" calcext:value-type="float">
            <text:p>94395</text:p>
          </table:table-cell>
          <table:table-cell office:value-type="float" office:value="293181" calcext:value-type="float">
            <text:p>293181</text:p>
          </table:table-cell>
          <table:table-cell office:value-type="float" office:value="-96693" calcext:value-type="float">
            <text:p>-96693</text:p>
          </table:table-cell>
          <table:table-cell office:value-type="float" office:value="373236" calcext:value-type="float">
            <text:p>37323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000" calcext:value-type="float">
            <text:p>10000</text:p>
          </table:table-cell>
          <table:table-cell office:value-type="float" office:value="41533" calcext:value-type="float">
            <text:p>41533</text:p>
          </table:table-cell>
          <table:table-cell office:value-type="float" office:value="48187" calcext:value-type="float">
            <text:p>48187</text:p>
          </table:table-cell>
          <table:table-cell office:value-type="float" office:value="53994" calcext:value-type="float">
            <text:p>53994</text:p>
          </table:table-cell>
          <table:table-cell office:value-type="float" office:value="96580" calcext:value-type="float">
            <text:p>96580</text:p>
          </table:table-cell>
          <table:table-cell office:value-type="float" office:value="293781" calcext:value-type="float">
            <text:p>293781</text:p>
          </table:table-cell>
          <table:table-cell office:value-type="float" office:value="-89137" calcext:value-type="float">
            <text:p>-89137</text:p>
          </table:table-cell>
          <table:table-cell office:value-type="float" office:value="380983" calcext:value-type="float">
            <text:p>38098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000" calcext:value-type="float">
            <text:p>10000</text:p>
          </table:table-cell>
          <table:table-cell office:value-type="float" office:value="43221" calcext:value-type="float">
            <text:p>43221</text:p>
          </table:table-cell>
          <table:table-cell office:value-type="float" office:value="49286" calcext:value-type="float">
            <text:p>49286</text:p>
          </table:table-cell>
          <table:table-cell office:value-type="float" office:value="55163" calcext:value-type="float">
            <text:p>55163</text:p>
          </table:table-cell>
          <table:table-cell office:value-type="float" office:value="98790" calcext:value-type="float">
            <text:p>98790</text:p>
          </table:table-cell>
          <table:table-cell office:value-type="float" office:value="305622" calcext:value-type="float">
            <text:p>305622</text:p>
          </table:table-cell>
          <table:table-cell office:value-type="float" office:value="-81409" calcext:value-type="float">
            <text:p>-81409</text:p>
          </table:table-cell>
          <table:table-cell office:value-type="float" office:value="389231" calcext:value-type="float">
            <text:p>38923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00" calcext:value-type="float">
            <text:p>10000</text:p>
          </table:table-cell>
          <table:table-cell office:value-type="float" office:value="44308" calcext:value-type="float">
            <text:p>44308</text:p>
          </table:table-cell>
          <table:table-cell office:value-type="float" office:value="50388" calcext:value-type="float">
            <text:p>50388</text:p>
          </table:table-cell>
          <table:table-cell office:value-type="float" office:value="56761" calcext:value-type="float">
            <text:p>56761</text:p>
          </table:table-cell>
          <table:table-cell office:value-type="float" office:value="101025" calcext:value-type="float">
            <text:p>101025</text:p>
          </table:table-cell>
          <table:table-cell office:value-type="float" office:value="313276" calcext:value-type="float">
            <text:p>313276</text:p>
          </table:table-cell>
          <table:table-cell office:value-type="float" office:value="-73661" calcext:value-type="float">
            <text:p>-73661</text:p>
          </table:table-cell>
          <table:table-cell office:value-type="float" office:value="400452" calcext:value-type="float">
            <text:p>40045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000" calcext:value-type="float">
            <text:p>10000</text:p>
          </table:table-cell>
          <table:table-cell office:value-type="float" office:value="45587" calcext:value-type="float">
            <text:p>45587</text:p>
          </table:table-cell>
          <table:table-cell office:value-type="float" office:value="51523" calcext:value-type="float">
            <text:p>51523</text:p>
          </table:table-cell>
          <table:table-cell office:value-type="float" office:value="57333" calcext:value-type="float">
            <text:p>57333</text:p>
          </table:table-cell>
          <table:table-cell office:value-type="float" office:value="103285" calcext:value-type="float">
            <text:p>103285</text:p>
          </table:table-cell>
          <table:table-cell office:value-type="float" office:value="322269" calcext:value-type="float">
            <text:p>322269</text:p>
          </table:table-cell>
          <table:table-cell office:value-type="float" office:value="-65683" calcext:value-type="float">
            <text:p>-65683</text:p>
          </table:table-cell>
          <table:table-cell office:value-type="float" office:value="404486" calcext:value-type="float">
            <text:p>40448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000" calcext:value-type="float">
            <text:p>10000</text:p>
          </table:table-cell>
          <table:table-cell office:value-type="float" office:value="46494" calcext:value-type="float">
            <text:p>46494</text:p>
          </table:table-cell>
          <table:table-cell office:value-type="float" office:value="52678" calcext:value-type="float">
            <text:p>52678</text:p>
          </table:table-cell>
          <table:table-cell office:value-type="float" office:value="58379" calcext:value-type="float">
            <text:p>58379</text:p>
          </table:table-cell>
          <table:table-cell office:value-type="float" office:value="105570" calcext:value-type="float">
            <text:p>105570</text:p>
          </table:table-cell>
          <table:table-cell office:value-type="float" office:value="328658" calcext:value-type="float">
            <text:p>328658</text:p>
          </table:table-cell>
          <table:table-cell office:value-type="float" office:value="-57559" calcext:value-type="float">
            <text:p>-57559</text:p>
          </table:table-cell>
          <table:table-cell office:value-type="float" office:value="411833" calcext:value-type="float">
            <text:p>41183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000" calcext:value-type="float">
            <text:p>10000</text:p>
          </table:table-cell>
          <table:table-cell office:value-type="float" office:value="47154" calcext:value-type="float">
            <text:p>47154</text:p>
          </table:table-cell>
          <table:table-cell office:value-type="float" office:value="53846" calcext:value-type="float">
            <text:p>53846</text:p>
          </table:table-cell>
          <table:table-cell office:value-type="float" office:value="60929" calcext:value-type="float">
            <text:p>60929</text:p>
          </table:table-cell>
          <table:table-cell office:value-type="float" office:value="107880" calcext:value-type="float">
            <text:p>107880</text:p>
          </table:table-cell>
          <table:table-cell office:value-type="float" office:value="333288" calcext:value-type="float">
            <text:p>333288</text:p>
          </table:table-cell>
          <table:table-cell office:value-type="float" office:value="-49353" calcext:value-type="float">
            <text:p>-49353</text:p>
          </table:table-cell>
          <table:table-cell office:value-type="float" office:value="429713" calcext:value-type="float">
            <text:p>42971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000" calcext:value-type="float">
            <text:p>10000</text:p>
          </table:table-cell>
          <table:table-cell office:value-type="float" office:value="48047" calcext:value-type="float">
            <text:p>48047</text:p>
          </table:table-cell>
          <table:table-cell office:value-type="float" office:value="54977" calcext:value-type="float">
            <text:p>54977</text:p>
          </table:table-cell>
          <table:table-cell office:value-type="float" office:value="61703" calcext:value-type="float">
            <text:p>61703</text:p>
          </table:table-cell>
          <table:table-cell office:value-type="float" office:value="110215" calcext:value-type="float">
            <text:p>110215</text:p>
          </table:table-cell>
          <table:table-cell office:value-type="float" office:value="339594" calcext:value-type="float">
            <text:p>339594</text:p>
          </table:table-cell>
          <table:table-cell office:value-type="float" office:value="-41397" calcext:value-type="float">
            <text:p>-41397</text:p>
          </table:table-cell>
          <table:table-cell office:value-type="float" office:value="435191" calcext:value-type="float">
            <text:p>43519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000" calcext:value-type="float">
            <text:p>10000</text:p>
          </table:table-cell>
          <table:table-cell office:value-type="float" office:value="49726" calcext:value-type="float">
            <text:p>49726</text:p>
          </table:table-cell>
          <table:table-cell office:value-type="float" office:value="56179" calcext:value-type="float">
            <text:p>56179</text:p>
          </table:table-cell>
          <table:table-cell office:value-type="float" office:value="63358" calcext:value-type="float">
            <text:p>63358</text:p>
          </table:table-cell>
          <table:table-cell office:value-type="float" office:value="112575" calcext:value-type="float">
            <text:p>112575</text:p>
          </table:table-cell>
          <table:table-cell office:value-type="float" office:value="351392" calcext:value-type="float">
            <text:p>351392</text:p>
          </table:table-cell>
          <table:table-cell office:value-type="float" office:value="-32953" calcext:value-type="float">
            <text:p>-32953</text:p>
          </table:table-cell>
          <table:table-cell office:value-type="float" office:value="446796" calcext:value-type="float">
            <text:p>44679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000" calcext:value-type="float">
            <text:p>10000</text:p>
          </table:table-cell>
          <table:table-cell office:value-type="float" office:value="50385" calcext:value-type="float">
            <text:p>50385</text:p>
          </table:table-cell>
          <table:table-cell office:value-type="float" office:value="57378" calcext:value-type="float">
            <text:p>57378</text:p>
          </table:table-cell>
          <table:table-cell office:value-type="float" office:value="63849" calcext:value-type="float">
            <text:p>63849</text:p>
          </table:table-cell>
          <table:table-cell office:value-type="float" office:value="114960" calcext:value-type="float">
            <text:p>114960</text:p>
          </table:table-cell>
          <table:table-cell office:value-type="float" office:value="356020" calcext:value-type="float">
            <text:p>356020</text:p>
          </table:table-cell>
          <table:table-cell office:value-type="float" office:value="-24524" calcext:value-type="float">
            <text:p>-24524</text:p>
          </table:table-cell>
          <table:table-cell office:value-type="float" office:value="450258" calcext:value-type="float">
            <text:p>45025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000" calcext:value-type="float">
            <text:p>10000</text:p>
          </table:table-cell>
          <table:table-cell office:value-type="float" office:value="51961" calcext:value-type="float">
            <text:p>51961</text:p>
          </table:table-cell>
          <table:table-cell office:value-type="float" office:value="58600" calcext:value-type="float">
            <text:p>58600</text:p>
          </table:table-cell>
          <table:table-cell office:value-type="float" office:value="66523" calcext:value-type="float">
            <text:p>66523</text:p>
          </table:table-cell>
          <table:table-cell office:value-type="float" office:value="117370" calcext:value-type="float">
            <text:p>117370</text:p>
          </table:table-cell>
          <table:table-cell office:value-type="float" office:value="367107" calcext:value-type="float">
            <text:p>367107</text:p>
          </table:table-cell>
          <table:table-cell office:value-type="float" office:value="-15933" calcext:value-type="float">
            <text:p>-15933</text:p>
          </table:table-cell>
          <table:table-cell office:value-type="float" office:value="469031" calcext:value-type="float">
            <text:p>46903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000" calcext:value-type="float">
            <text:p>10000</text:p>
          </table:table-cell>
          <table:table-cell office:value-type="float" office:value="50683" calcext:value-type="float">
            <text:p>50683</text:p>
          </table:table-cell>
          <table:table-cell office:value-type="float" office:value="59784" calcext:value-type="float">
            <text:p>59784</text:p>
          </table:table-cell>
          <table:table-cell office:value-type="float" office:value="67554" calcext:value-type="float">
            <text:p>67554</text:p>
          </table:table-cell>
          <table:table-cell office:value-type="float" office:value="119805" calcext:value-type="float">
            <text:p>119805</text:p>
          </table:table-cell>
          <table:table-cell office:value-type="float" office:value="358186" calcext:value-type="float">
            <text:p>358186</text:p>
          </table:table-cell>
          <table:table-cell office:value-type="float" office:value="-7610" calcext:value-type="float">
            <text:p>-7610</text:p>
          </table:table-cell>
          <table:table-cell office:value-type="float" office:value="476283" calcext:value-type="float">
            <text:p>47628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000" calcext:value-type="float">
            <text:p>10000</text:p>
          </table:table-cell>
          <table:table-cell office:value-type="float" office:value="53517" calcext:value-type="float">
            <text:p>53517</text:p>
          </table:table-cell>
          <table:table-cell office:value-type="float" office:value="61004" calcext:value-type="float">
            <text:p>61004</text:p>
          </table:table-cell>
          <table:table-cell office:value-type="float" office:value="68064" calcext:value-type="float">
            <text:p>68064</text:p>
          </table:table-cell>
          <table:table-cell office:value-type="float" office:value="122265" calcext:value-type="float">
            <text:p>122265</text:p>
          </table:table-cell>
          <table:table-cell office:value-type="float" office:value="378059" calcext:value-type="float">
            <text:p>378059</text:p>
          </table:table-cell>
          <table:table-cell office:value-type="float" office:value="963" calcext:value-type="float">
            <text:p>963</text:p>
          </table:table-cell>
          <table:table-cell office:value-type="float" office:value="479858" calcext:value-type="float">
            <text:p>4798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54407" calcext:value-type="float">
            <text:p>54407</text:p>
          </table:table-cell>
          <table:table-cell office:value-type="float" office:value="62244" calcext:value-type="float">
            <text:p>62244</text:p>
          </table:table-cell>
          <table:table-cell office:value-type="float" office:value="69236" calcext:value-type="float">
            <text:p>69236</text:p>
          </table:table-cell>
          <table:table-cell office:value-type="float" office:value="124750" calcext:value-type="float">
            <text:p>124750</text:p>
          </table:table-cell>
          <table:table-cell office:value-type="float" office:value="384319" calcext:value-type="float">
            <text:p>384319</text:p>
          </table:table-cell>
          <table:table-cell office:value-type="float" office:value="9678" calcext:value-type="float">
            <text:p>9678</text:p>
          </table:table-cell>
          <table:table-cell office:value-type="float" office:value="488102" calcext:value-type="float">
            <text:p>488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4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16:31:36.363000000</meta:creation-date>
    <dc:date>2024-02-24T21:40:15.200000000</dc:date>
    <meta:editing-duration>PT13M43S</meta:editing-duration>
    <meta:editing-cycles>1</meta:editing-cycles>
    <meta:document-statistic meta:table-count="2" meta:cell-count="921" meta:object-count="2"/>
    <meta:generator>LibreOffice/24.2.0.3$Windows_X86_64 LibreOffice_project/da48488a73ddd66ea24cf16bbc4f7b9c08e9bea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column-mapping="1 0" chart:style-name="ch1">
        <chart:legend chart:legend-position="end" svg:x="13.172cm" svg:y="3.954cm" style:legend-expansion="high" chart:style-name="ch2"/>
        <chart:plot-area chart:style-name="ch3" table:cell-range-address="Foglio1.A1:Foglio1.B6" chart:data-source-has-labels="row" svg:x="0.236cm" svg:y="0.179cm" svg:width="12.533cm" svg:height="8.645cm">
          <chart:coordinate-region svg:x="1.625cm" svg:y="0.379cm" svg:width="11.05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2:Foglio1.B6" chart:label-cell-address="Foglio1.B1:Foglio1.B1" chart:class="chart:line">
            <chart:data-point chart:repeated="5"/>
          </chart:series>
          <chart:series chart:style-name="ch7" chart:values-cell-range-address="Foglio1.A2:Foglio1.A6" chart:label-cell-address="Foglio1.A1:Foglio1.A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Foglio1.B1:Foglio1.B1</svg:desc>
                </draw:g>
              </table:table-cell>
              <table:table-cell office:value-type="string">
                <text:p>Array-dim</text:p>
                <draw:g>
                  <svg:desc>Foglio1.A1:Foglio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1">
                <text:p>0.0031</text:p>
                <draw:g>
                  <svg:desc>Foglio1.B2:Foglio1.B6</svg:desc>
                </draw:g>
              </table:table-cell>
              <table:table-cell office:value-type="float" office:value="10">
                <text:p>10</text:p>
                <draw:g>
                  <svg:desc>Foglio1.A2:Foglio1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">
                <text:p>0.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">
                <text:p>0.0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453">
                <text:p>0.35453</text:p>
              </table:table-cell>
              <table:table-cell office:value-type="float" office:value="100000">
                <text:p>1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12cm" svg:height="10.679cm" xlink:href=".." xlink:type="simple" chart:class="chart:line" chart:style-name="ch1">
        <chart:legend chart:legend-position="end" svg:x="13.655cm" svg:y="4.293cm" style:legend-expansion="high" chart:style-name="ch2"/>
        <chart:plot-area chart:style-name="ch3" table:cell-range-address="Benchmark.C1:Benchmark.F101" chart:data-source-has-labels="row" svg:x="0.386cm" svg:y="0.213cm" svg:width="12.883cm" svg:height="10.253cm">
          <chart:coordinate-region svg:x="1.775cm" svg:y="0.412cm" svg:width="11.494cm" svg:height="9.2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nchmark.C2:Benchmark.C101" chart:label-cell-address="Benchmark.C1:Benchmark.C1" chart:class="chart:line">
            <chart:data-point chart:repeated="100"/>
          </chart:series>
          <chart:series chart:style-name="ch7" chart:values-cell-range-address="Benchmark.D2:Benchmark.D101" chart:label-cell-address="Benchmark.D1:Benchmark.D1" chart:class="chart:line">
            <chart:data-point chart:repeated="100"/>
          </chart:series>
          <chart:series chart:style-name="ch8" chart:values-cell-range-address="Benchmark.E2:Benchmark.E101" chart:label-cell-address="Benchmark.E1:Benchmark.E1" chart:class="chart:line">
            <chart:data-point chart:repeated="100"/>
          </chart:series>
          <chart:series chart:style-name="ch9" chart:values-cell-range-address="Benchmark.F2:Benchmark.F101" chart:label-cell-address="Benchmark.F1:Benchmark.F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swap</text:p>
                <draw:g>
                  <svg:desc>Benchmark.C1:Benchmark.C1</svg:desc>
                </draw:g>
              </table:table-cell>
              <table:table-cell office:value-type="string">
                <text:p>avg_swap</text:p>
                <draw:g>
                  <svg:desc>Benchmark.D1:Benchmark.D1</svg:desc>
                </draw:g>
              </table:table-cell>
              <table:table-cell office:value-type="string">
                <text:p>max_swap</text:p>
                <draw:g>
                  <svg:desc>Benchmark.E1:Benchmark.E1</svg:desc>
                </draw:g>
              </table:table-cell>
              <table:table-cell office:value-type="string">
                <text:p>expected_worst_case_swap</text:p>
                <draw:g>
                  <svg:desc>Benchmark.F1:Benchmark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nchmark.C2:Benchmark.C101</svg:desc>
                </draw:g>
              </table:table-cell>
              <table:table-cell office:value-type="float" office:value="4">
                <text:p>4</text:p>
                <draw:g>
                  <svg:desc>Benchmark.D2:Benchmark.D101</svg:desc>
                </draw:g>
              </table:table-cell>
              <table:table-cell office:value-type="float" office:value="10">
                <text:p>10</text:p>
                <draw:g>
                  <svg:desc>Benchmark.E2:Benchmark.E101</svg:desc>
                </draw:g>
              </table:table-cell>
              <table:table-cell office:value-type="float" office:value="10">
                <text:p>10</text:p>
                <draw:g>
                  <svg:desc>Benchmark.F2:Benchmark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89">
                <text:p>8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140">
                <text:p>1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144">
                <text:p>144</text:p>
              </table:table-cell>
              <table:table-cell office:value-type="float" office:value="219">
                <text:p>21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">
                <text:p>113</text:p>
              </table:table-cell>
              <table:table-cell office:value-type="float" office:value="210">
                <text:p>210</text:p>
              </table:table-cell>
              <table:table-cell office:value-type="float" office:value="310">
                <text:p>31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">
                <text:p>157</text:p>
              </table:table-cell>
              <table:table-cell office:value-type="float" office:value="289">
                <text:p>289</text:p>
              </table:table-cell>
              <table:table-cell office:value-type="float" office:value="422">
                <text:p>42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">
                <text:p>223</text:p>
              </table:table-cell>
              <table:table-cell office:value-type="float" office:value="380">
                <text:p>380</text:p>
              </table:table-cell>
              <table:table-cell office:value-type="float" office:value="548">
                <text:p>54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9">
                <text:p>299</text:p>
              </table:table-cell>
              <table:table-cell office:value-type="float" office:value="484">
                <text:p>484</text:p>
              </table:table-cell>
              <table:table-cell office:value-type="float" office:value="689">
                <text:p>68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8">
                <text:p>388</text:p>
              </table:table-cell>
              <table:table-cell office:value-type="float" office:value="599">
                <text:p>599</text:p>
              </table:table-cell>
              <table:table-cell office:value-type="float" office:value="820">
                <text:p>82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3">
                <text:p>473</text:p>
              </table:table-cell>
              <table:table-cell office:value-type="float" office:value="729">
                <text:p>729</text:p>
              </table:table-cell>
              <table:table-cell office:value-type="float" office:value="1025">
                <text:p>1025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3">
                <text:p>603</text:p>
              </table:table-cell>
              <table:table-cell office:value-type="float" office:value="869">
                <text:p>869</text:p>
              </table:table-cell>
              <table:table-cell office:value-type="float" office:value="1182">
                <text:p>1182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0">
                <text:p>640</text:p>
              </table:table-cell>
              <table:table-cell office:value-type="float" office:value="1024">
                <text:p>1024</text:p>
              </table:table-cell>
              <table:table-cell office:value-type="float" office:value="1352">
                <text:p>1352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2">
                <text:p>822</text:p>
              </table:table-cell>
              <table:table-cell office:value-type="float" office:value="1192">
                <text:p>1192</text:p>
              </table:table-cell>
              <table:table-cell office:value-type="float" office:value="1586">
                <text:p>1586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5">
                <text:p>895</text:p>
              </table:table-cell>
              <table:table-cell office:value-type="float" office:value="1372">
                <text:p>1372</text:p>
              </table:table-cell>
              <table:table-cell office:value-type="float" office:value="1828">
                <text:p>1828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1">
                <text:p>1061</text:p>
              </table:table-cell>
              <table:table-cell office:value-type="float" office:value="1560">
                <text:p>1560</text:p>
              </table:table-cell>
              <table:table-cell office:value-type="float" office:value="1948">
                <text:p>1948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4">
                <text:p>1314</text:p>
              </table:table-cell>
              <table:table-cell office:value-type="float" office:value="1767">
                <text:p>1767</text:p>
              </table:table-cell>
              <table:table-cell office:value-type="float" office:value="2254">
                <text:p>2254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78">
                <text:p>1978</text:p>
              </table:table-cell>
              <table:table-cell office:value-type="float" office:value="2653">
                <text:p>2653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8">
                <text:p>1608</text:p>
              </table:table-cell>
              <table:table-cell office:value-type="float" office:value="2212">
                <text:p>2212</text:p>
              </table:table-cell>
              <table:table-cell office:value-type="float" office:value="2804">
                <text:p>2804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74">
                <text:p>1874</text:p>
              </table:table-cell>
              <table:table-cell office:value-type="float" office:value="2447">
                <text:p>2447</text:p>
              </table:table-cell>
              <table:table-cell office:value-type="float" office:value="3117">
                <text:p>3117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0">
                <text:p>1970</text:p>
              </table:table-cell>
              <table:table-cell office:value-type="float" office:value="2705">
                <text:p>2705</text:p>
              </table:table-cell>
              <table:table-cell office:value-type="float" office:value="3426">
                <text:p>3426</text:p>
              </table:table-cell>
              <table:table-cell office:value-type="float" office:value="5460">
                <text:p>54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21">
                <text:p>2221</text:p>
              </table:table-cell>
              <table:table-cell office:value-type="float" office:value="2966">
                <text:p>2966</text:p>
              </table:table-cell>
              <table:table-cell office:value-type="float" office:value="3697">
                <text:p>3697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36">
                <text:p>2436</text:p>
              </table:table-cell>
              <table:table-cell office:value-type="float" office:value="3249">
                <text:p>3249</text:p>
              </table:table-cell>
              <table:table-cell office:value-type="float" office:value="3971">
                <text:p>3971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17">
                <text:p>2717</text:p>
              </table:table-cell>
              <table:table-cell office:value-type="float" office:value="3539">
                <text:p>3539</text:p>
              </table:table-cell>
              <table:table-cell office:value-type="float" office:value="4345">
                <text:p>4345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3">
                <text:p>3003</text:p>
              </table:table-cell>
              <table:table-cell office:value-type="float" office:value="3848">
                <text:p>3848</text:p>
              </table:table-cell>
              <table:table-cell office:value-type="float" office:value="4770">
                <text:p>4770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21">
                <text:p>3121</text:p>
              </table:table-cell>
              <table:table-cell office:value-type="float" office:value="4159">
                <text:p>4159</text:p>
              </table:table-cell>
              <table:table-cell office:value-type="float" office:value="5140">
                <text:p>514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24">
                <text:p>3524</text:p>
              </table:table-cell>
              <table:table-cell office:value-type="float" office:value="4491">
                <text:p>4491</text:p>
              </table:table-cell>
              <table:table-cell office:value-type="float" office:value="5520">
                <text:p>5520</text:p>
              </table:table-cell>
              <table:table-cell office:value-type="float" office:value="9045">
                <text:p>9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51">
                <text:p>3751</text:p>
              </table:table-cell>
              <table:table-cell office:value-type="float" office:value="4827">
                <text:p>4827</text:p>
              </table:table-cell>
              <table:table-cell office:value-type="float" office:value="5847">
                <text:p>5847</text:p>
              </table:table-cell>
              <table:table-cell office:value-type="float" office:value="9730">
                <text:p>97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5">
                <text:p>4005</text:p>
              </table:table-cell>
              <table:table-cell office:value-type="float" office:value="5181">
                <text:p>5181</text:p>
              </table:table-cell>
              <table:table-cell office:value-type="float" office:value="6451">
                <text:p>6451</text:p>
              </table:table-cell>
              <table:table-cell office:value-type="float" office:value="10440">
                <text:p>104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18">
                <text:p>4318</text:p>
              </table:table-cell>
              <table:table-cell office:value-type="float" office:value="5553">
                <text:p>5553</text:p>
              </table:table-cell>
              <table:table-cell office:value-type="float" office:value="6752">
                <text:p>6752</text:p>
              </table:table-cell>
              <table:table-cell office:value-type="float" office:value="11175">
                <text:p>111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44">
                <text:p>4744</text:p>
              </table:table-cell>
              <table:table-cell office:value-type="float" office:value="5928">
                <text:p>5928</text:p>
              </table:table-cell>
              <table:table-cell office:value-type="float" office:value="7220">
                <text:p>7220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39">
                <text:p>5039</text:p>
              </table:table-cell>
              <table:table-cell office:value-type="float" office:value="6322">
                <text:p>6322</text:p>
              </table:table-cell>
              <table:table-cell office:value-type="float" office:value="7732">
                <text:p>7732</text:p>
              </table:table-cell>
              <table:table-cell office:value-type="float" office:value="12720">
                <text:p>127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96">
                <text:p>5296</text:p>
              </table:table-cell>
              <table:table-cell office:value-type="float" office:value="6718">
                <text:p>6718</text:p>
              </table:table-cell>
              <table:table-cell office:value-type="float" office:value="8010">
                <text:p>8010</text:p>
              </table:table-cell>
              <table:table-cell office:value-type="float" office:value="13530">
                <text:p>135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75">
                <text:p>5775</text:p>
              </table:table-cell>
              <table:table-cell office:value-type="float" office:value="7143">
                <text:p>7143</text:p>
              </table:table-cell>
              <table:table-cell office:value-type="float" office:value="8592">
                <text:p>8592</text:p>
              </table:table-cell>
              <table:table-cell office:value-type="float" office:value="14365">
                <text:p>143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09">
                <text:p>6109</text:p>
              </table:table-cell>
              <table:table-cell office:value-type="float" office:value="7572">
                <text:p>7572</text:p>
              </table:table-cell>
              <table:table-cell office:value-type="float" office:value="9007">
                <text:p>9007</text:p>
              </table:table-cell>
              <table:table-cell office:value-type="float" office:value="15225">
                <text:p>152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24">
                <text:p>6524</text:p>
              </table:table-cell>
              <table:table-cell office:value-type="float" office:value="8010">
                <text:p>8010</text:p>
              </table:table-cell>
              <table:table-cell office:value-type="float" office:value="9510">
                <text:p>9510</text:p>
              </table:table-cell>
              <table:table-cell office:value-type="float" office:value="16110">
                <text:p>161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03">
                <text:p>6903</text:p>
              </table:table-cell>
              <table:table-cell office:value-type="float" office:value="8465">
                <text:p>8465</text:p>
              </table:table-cell>
              <table:table-cell office:value-type="float" office:value="9858">
                <text:p>9858</text:p>
              </table:table-cell>
              <table:table-cell office:value-type="float" office:value="17020">
                <text:p>17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08">
                <text:p>7108</text:p>
              </table:table-cell>
              <table:table-cell office:value-type="float" office:value="8935">
                <text:p>8935</text:p>
              </table:table-cell>
              <table:table-cell office:value-type="float" office:value="10690">
                <text:p>10690</text:p>
              </table:table-cell>
              <table:table-cell office:value-type="float" office:value="17955">
                <text:p>179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66">
                <text:p>7666</text:p>
              </table:table-cell>
              <table:table-cell office:value-type="float" office:value="9412">
                <text:p>9412</text:p>
              </table:table-cell>
              <table:table-cell office:value-type="float" office:value="11044">
                <text:p>11044</text:p>
              </table:table-cell>
              <table:table-cell office:value-type="float" office:value="18915">
                <text:p>189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92">
                <text:p>8092</text:p>
              </table:table-cell>
              <table:table-cell office:value-type="float" office:value="9895">
                <text:p>9895</text:p>
              </table:table-cell>
              <table:table-cell office:value-type="float" office:value="11667">
                <text:p>11667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65">
                <text:p>8565</text:p>
              </table:table-cell>
              <table:table-cell office:value-type="float" office:value="10404">
                <text:p>10404</text:p>
              </table:table-cell>
              <table:table-cell office:value-type="float" office:value="12118">
                <text:p>12118</text:p>
              </table:table-cell>
              <table:table-cell office:value-type="float" office:value="20910">
                <text:p>209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55">
                <text:p>9155</text:p>
              </table:table-cell>
              <table:table-cell office:value-type="float" office:value="10916">
                <text:p>10916</text:p>
              </table:table-cell>
              <table:table-cell office:value-type="float" office:value="13045">
                <text:p>13045</text:p>
              </table:table-cell>
              <table:table-cell office:value-type="float" office:value="21945">
                <text:p>219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69">
                <text:p>9369</text:p>
              </table:table-cell>
              <table:table-cell office:value-type="float" office:value="11448">
                <text:p>11448</text:p>
              </table:table-cell>
              <table:table-cell office:value-type="float" office:value="13627">
                <text:p>13627</text:p>
              </table:table-cell>
              <table:table-cell office:value-type="float" office:value="23005">
                <text:p>23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06">
                <text:p>9906</text:p>
              </table:table-cell>
              <table:table-cell office:value-type="float" office:value="11989">
                <text:p>11989</text:p>
              </table:table-cell>
              <table:table-cell office:value-type="float" office:value="14016">
                <text:p>14016</text:p>
              </table:table-cell>
              <table:table-cell office:value-type="float" office:value="24090">
                <text:p>240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152">
                <text:p>10152</text:p>
              </table:table-cell>
              <table:table-cell office:value-type="float" office:value="12537">
                <text:p>12537</text:p>
              </table:table-cell>
              <table:table-cell office:value-type="float" office:value="14598">
                <text:p>14598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89">
                <text:p>10889</text:p>
              </table:table-cell>
              <table:table-cell office:value-type="float" office:value="13116">
                <text:p>13116</text:p>
              </table:table-cell>
              <table:table-cell office:value-type="float" office:value="15228">
                <text:p>15228</text:p>
              </table:table-cell>
              <table:table-cell office:value-type="float" office:value="26335">
                <text:p>26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502">
                <text:p>11502</text:p>
              </table:table-cell>
              <table:table-cell office:value-type="float" office:value="13695">
                <text:p>13695</text:p>
              </table:table-cell>
              <table:table-cell office:value-type="float" office:value="16278">
                <text:p>16278</text:p>
              </table:table-cell>
              <table:table-cell office:value-type="float" office:value="27495">
                <text:p>274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32">
                <text:p>12032</text:p>
              </table:table-cell>
              <table:table-cell office:value-type="float" office:value="14279">
                <text:p>14279</text:p>
              </table:table-cell>
              <table:table-cell office:value-type="float" office:value="16852">
                <text:p>16852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42">
                <text:p>12542</text:p>
              </table:table-cell>
              <table:table-cell office:value-type="float" office:value="14895">
                <text:p>14895</text:p>
              </table:table-cell>
              <table:table-cell office:value-type="float" office:value="17495">
                <text:p>17495</text:p>
              </table:table-cell>
              <table:table-cell office:value-type="float" office:value="29890">
                <text:p>298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45">
                <text:p>13145</text:p>
              </table:table-cell>
              <table:table-cell office:value-type="float" office:value="15500">
                <text:p>15500</text:p>
              </table:table-cell>
              <table:table-cell office:value-type="float" office:value="17951">
                <text:p>17951</text:p>
              </table:table-cell>
              <table:table-cell office:value-type="float" office:value="31125">
                <text:p>31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600">
                <text:p>13600</text:p>
              </table:table-cell>
              <table:table-cell office:value-type="float" office:value="16128">
                <text:p>16128</text:p>
              </table:table-cell>
              <table:table-cell office:value-type="float" office:value="18434">
                <text:p>18434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126">
                <text:p>14126</text:p>
              </table:table-cell>
              <table:table-cell office:value-type="float" office:value="16769">
                <text:p>16769</text:p>
              </table:table-cell>
              <table:table-cell office:value-type="float" office:value="19264">
                <text:p>19264</text:p>
              </table:table-cell>
              <table:table-cell office:value-type="float" office:value="33670">
                <text:p>336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619">
                <text:p>14619</text:p>
              </table:table-cell>
              <table:table-cell office:value-type="float" office:value="17407">
                <text:p>17407</text:p>
              </table:table-cell>
              <table:table-cell office:value-type="float" office:value="20073">
                <text:p>20073</text:p>
              </table:table-cell>
              <table:table-cell office:value-type="float" office:value="34980">
                <text:p>349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389">
                <text:p>15389</text:p>
              </table:table-cell>
              <table:table-cell office:value-type="float" office:value="18103">
                <text:p>18103</text:p>
              </table:table-cell>
              <table:table-cell office:value-type="float" office:value="20469">
                <text:p>20469</text:p>
              </table:table-cell>
              <table:table-cell office:value-type="float" office:value="36315">
                <text:p>363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000">
                <text:p>16000</text:p>
              </table:table-cell>
              <table:table-cell office:value-type="float" office:value="18756">
                <text:p>18756</text:p>
              </table:table-cell>
              <table:table-cell office:value-type="float" office:value="21445">
                <text:p>21445</text:p>
              </table:table-cell>
              <table:table-cell office:value-type="float" office:value="37675">
                <text:p>37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168">
                <text:p>16168</text:p>
              </table:table-cell>
              <table:table-cell office:value-type="float" office:value="19466">
                <text:p>19466</text:p>
              </table:table-cell>
              <table:table-cell office:value-type="float" office:value="22161">
                <text:p>22161</text:p>
              </table:table-cell>
              <table:table-cell office:value-type="float" office:value="39060">
                <text:p>390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062">
                <text:p>17062</text:p>
              </table:table-cell>
              <table:table-cell office:value-type="float" office:value="20168">
                <text:p>20168</text:p>
              </table:table-cell>
              <table:table-cell office:value-type="float" office:value="23088">
                <text:p>23088</text:p>
              </table:table-cell>
              <table:table-cell office:value-type="float" office:value="40470">
                <text:p>404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728">
                <text:p>17728</text:p>
              </table:table-cell>
              <table:table-cell office:value-type="float" office:value="20893">
                <text:p>20893</text:p>
              </table:table-cell>
              <table:table-cell office:value-type="float" office:value="24513">
                <text:p>24513</text:p>
              </table:table-cell>
              <table:table-cell office:value-type="float" office:value="41905">
                <text:p>419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382">
                <text:p>18382</text:p>
              </table:table-cell>
              <table:table-cell office:value-type="float" office:value="21597">
                <text:p>21597</text:p>
              </table:table-cell>
              <table:table-cell office:value-type="float" office:value="24775">
                <text:p>24775</text:p>
              </table:table-cell>
              <table:table-cell office:value-type="float" office:value="43365">
                <text:p>433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500">
                <text:p>18500</text:p>
              </table:table-cell>
              <table:table-cell office:value-type="float" office:value="22360">
                <text:p>22360</text:p>
              </table:table-cell>
              <table:table-cell office:value-type="float" office:value="25752">
                <text:p>25752</text:p>
              </table:table-cell>
              <table:table-cell office:value-type="float" office:value="44850">
                <text:p>448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51">
                <text:p>19951</text:p>
              </table:table-cell>
              <table:table-cell office:value-type="float" office:value="23096">
                <text:p>23096</text:p>
              </table:table-cell>
              <table:table-cell office:value-type="float" office:value="26573">
                <text:p>26573</text:p>
              </table:table-cell>
              <table:table-cell office:value-type="float" office:value="46360">
                <text:p>463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271">
                <text:p>20271</text:p>
              </table:table-cell>
              <table:table-cell office:value-type="float" office:value="23861">
                <text:p>23861</text:p>
              </table:table-cell>
              <table:table-cell office:value-type="float" office:value="27147">
                <text:p>27147</text:p>
              </table:table-cell>
              <table:table-cell office:value-type="float" office:value="47895">
                <text:p>478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186">
                <text:p>21186</text:p>
              </table:table-cell>
              <table:table-cell office:value-type="float" office:value="24637">
                <text:p>24637</text:p>
              </table:table-cell>
              <table:table-cell office:value-type="float" office:value="28425">
                <text:p>28425</text:p>
              </table:table-cell>
              <table:table-cell office:value-type="float" office:value="49455">
                <text:p>49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739">
                <text:p>21739</text:p>
              </table:table-cell>
              <table:table-cell office:value-type="float" office:value="25422">
                <text:p>25422</text:p>
              </table:table-cell>
              <table:table-cell office:value-type="float" office:value="29427">
                <text:p>29427</text:p>
              </table:table-cell>
              <table:table-cell office:value-type="float" office:value="51040">
                <text:p>510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812">
                <text:p>21812</text:p>
              </table:table-cell>
              <table:table-cell office:value-type="float" office:value="26258">
                <text:p>26258</text:p>
              </table:table-cell>
              <table:table-cell office:value-type="float" office:value="29959">
                <text:p>29959</text:p>
              </table:table-cell>
              <table:table-cell office:value-type="float" office:value="52650">
                <text:p>526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179">
                <text:p>23179</text:p>
              </table:table-cell>
              <table:table-cell office:value-type="float" office:value="27082">
                <text:p>27082</text:p>
              </table:table-cell>
              <table:table-cell office:value-type="float" office:value="30882">
                <text:p>30882</text:p>
              </table:table-cell>
              <table:table-cell office:value-type="float" office:value="54285">
                <text:p>542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345">
                <text:p>24345</text:p>
              </table:table-cell>
              <table:table-cell office:value-type="float" office:value="27877">
                <text:p>27877</text:p>
              </table:table-cell>
              <table:table-cell office:value-type="float" office:value="32070">
                <text:p>32070</text:p>
              </table:table-cell>
              <table:table-cell office:value-type="float" office:value="55945">
                <text:p>559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932">
                <text:p>24932</text:p>
              </table:table-cell>
              <table:table-cell office:value-type="float" office:value="28743">
                <text:p>28743</text:p>
              </table:table-cell>
              <table:table-cell office:value-type="float" office:value="32634">
                <text:p>32634</text:p>
              </table:table-cell>
              <table:table-cell office:value-type="float" office:value="57630">
                <text:p>576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733">
                <text:p>25733</text:p>
              </table:table-cell>
              <table:table-cell office:value-type="float" office:value="29590">
                <text:p>29590</text:p>
              </table:table-cell>
              <table:table-cell office:value-type="float" office:value="33237">
                <text:p>33237</text:p>
              </table:table-cell>
              <table:table-cell office:value-type="float" office:value="59340">
                <text:p>593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475">
                <text:p>26475</text:p>
              </table:table-cell>
              <table:table-cell office:value-type="float" office:value="30452">
                <text:p>30452</text:p>
              </table:table-cell>
              <table:table-cell office:value-type="float" office:value="35009">
                <text:p>35009</text:p>
              </table:table-cell>
              <table:table-cell office:value-type="float" office:value="61075">
                <text:p>610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817">
                <text:p>26817</text:p>
              </table:table-cell>
              <table:table-cell office:value-type="float" office:value="31345">
                <text:p>31345</text:p>
              </table:table-cell>
              <table:table-cell office:value-type="float" office:value="35756">
                <text:p>35756</text:p>
              </table:table-cell>
              <table:table-cell office:value-type="float" office:value="62835">
                <text:p>628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950">
                <text:p>27950</text:p>
              </table:table-cell>
              <table:table-cell office:value-type="float" office:value="32222">
                <text:p>32222</text:p>
              </table:table-cell>
              <table:table-cell office:value-type="float" office:value="36517">
                <text:p>36517</text:p>
              </table:table-cell>
              <table:table-cell office:value-type="float" office:value="64620">
                <text:p>646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173">
                <text:p>28173</text:p>
              </table:table-cell>
              <table:table-cell office:value-type="float" office:value="33117">
                <text:p>33117</text:p>
              </table:table-cell>
              <table:table-cell office:value-type="float" office:value="37450">
                <text:p>37450</text:p>
              </table:table-cell>
              <table:table-cell office:value-type="float" office:value="66430">
                <text:p>664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596">
                <text:p>29596</text:p>
              </table:table-cell>
              <table:table-cell office:value-type="float" office:value="34053">
                <text:p>34053</text:p>
              </table:table-cell>
              <table:table-cell office:value-type="float" office:value="38237">
                <text:p>38237</text:p>
              </table:table-cell>
              <table:table-cell office:value-type="float" office:value="68265">
                <text:p>682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60">
                <text:p>30460</text:p>
              </table:table-cell>
              <table:table-cell office:value-type="float" office:value="34968">
                <text:p>34968</text:p>
              </table:table-cell>
              <table:table-cell office:value-type="float" office:value="40035">
                <text:p>40035</text:p>
              </table:table-cell>
              <table:table-cell office:value-type="float" office:value="70125">
                <text:p>70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342">
                <text:p>31342</text:p>
              </table:table-cell>
              <table:table-cell office:value-type="float" office:value="35925">
                <text:p>35925</text:p>
              </table:table-cell>
              <table:table-cell office:value-type="float" office:value="40480">
                <text:p>40480</text:p>
              </table:table-cell>
              <table:table-cell office:value-type="float" office:value="72010">
                <text:p>720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609">
                <text:p>32609</text:p>
              </table:table-cell>
              <table:table-cell office:value-type="float" office:value="36861">
                <text:p>36861</text:p>
              </table:table-cell>
              <table:table-cell office:value-type="float" office:value="41315">
                <text:p>41315</text:p>
              </table:table-cell>
              <table:table-cell office:value-type="float" office:value="73920">
                <text:p>739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680">
                <text:p>31680</text:p>
              </table:table-cell>
              <table:table-cell office:value-type="float" office:value="37860">
                <text:p>37860</text:p>
              </table:table-cell>
              <table:table-cell office:value-type="float" office:value="42634">
                <text:p>42634</text:p>
              </table:table-cell>
              <table:table-cell office:value-type="float" office:value="75855">
                <text:p>75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257">
                <text:p>34257</text:p>
              </table:table-cell>
              <table:table-cell office:value-type="float" office:value="38798">
                <text:p>38798</text:p>
              </table:table-cell>
              <table:table-cell office:value-type="float" office:value="44133">
                <text:p>44133</text:p>
              </table:table-cell>
              <table:table-cell office:value-type="float" office:value="77815">
                <text:p>778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122">
                <text:p>34122</text:p>
              </table:table-cell>
              <table:table-cell office:value-type="float" office:value="39787">
                <text:p>39787</text:p>
              </table:table-cell>
              <table:table-cell office:value-type="float" office:value="45056">
                <text:p>45056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675">
                <text:p>35675</text:p>
              </table:table-cell>
              <table:table-cell office:value-type="float" office:value="40800">
                <text:p>40800</text:p>
              </table:table-cell>
              <table:table-cell office:value-type="float" office:value="46272">
                <text:p>46272</text:p>
              </table:table-cell>
              <table:table-cell office:value-type="float" office:value="81810">
                <text:p>818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830">
                <text:p>36830</text:p>
              </table:table-cell>
              <table:table-cell office:value-type="float" office:value="41833">
                <text:p>41833</text:p>
              </table:table-cell>
              <table:table-cell office:value-type="float" office:value="47681">
                <text:p>47681</text:p>
              </table:table-cell>
              <table:table-cell office:value-type="float" office:value="83845">
                <text:p>838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539">
                <text:p>36539</text:p>
              </table:table-cell>
              <table:table-cell office:value-type="float" office:value="42862">
                <text:p>42862</text:p>
              </table:table-cell>
              <table:table-cell office:value-type="float" office:value="47969">
                <text:p>47969</text:p>
              </table:table-cell>
              <table:table-cell office:value-type="float" office:value="85905">
                <text:p>859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886">
                <text:p>37886</text:p>
              </table:table-cell>
              <table:table-cell office:value-type="float" office:value="43889">
                <text:p>43889</text:p>
              </table:table-cell>
              <table:table-cell office:value-type="float" office:value="49736">
                <text:p>49736</text:p>
              </table:table-cell>
              <table:table-cell office:value-type="float" office:value="87990">
                <text:p>879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270">
                <text:p>39270</text:p>
              </table:table-cell>
              <table:table-cell office:value-type="float" office:value="44954">
                <text:p>44954</text:p>
              </table:table-cell>
              <table:table-cell office:value-type="float" office:value="50996">
                <text:p>50996</text:p>
              </table:table-cell>
              <table:table-cell office:value-type="float" office:value="90100">
                <text:p>90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577">
                <text:p>40577</text:p>
              </table:table-cell>
              <table:table-cell office:value-type="float" office:value="46004">
                <text:p>46004</text:p>
              </table:table-cell>
              <table:table-cell office:value-type="float" office:value="51788">
                <text:p>51788</text:p>
              </table:table-cell>
              <table:table-cell office:value-type="float" office:value="92235">
                <text:p>922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453">
                <text:p>41453</text:p>
              </table:table-cell>
              <table:table-cell office:value-type="float" office:value="47113">
                <text:p>47113</text:p>
              </table:table-cell>
              <table:table-cell office:value-type="float" office:value="52888">
                <text:p>52888</text:p>
              </table:table-cell>
              <table:table-cell office:value-type="float" office:value="94395">
                <text:p>943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533">
                <text:p>41533</text:p>
              </table:table-cell>
              <table:table-cell office:value-type="float" office:value="48187">
                <text:p>48187</text:p>
              </table:table-cell>
              <table:table-cell office:value-type="float" office:value="53994">
                <text:p>53994</text:p>
              </table:table-cell>
              <table:table-cell office:value-type="float" office:value="96580">
                <text:p>965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221">
                <text:p>43221</text:p>
              </table:table-cell>
              <table:table-cell office:value-type="float" office:value="49286">
                <text:p>49286</text:p>
              </table:table-cell>
              <table:table-cell office:value-type="float" office:value="55163">
                <text:p>55163</text:p>
              </table:table-cell>
              <table:table-cell office:value-type="float" office:value="98790">
                <text:p>987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308">
                <text:p>44308</text:p>
              </table:table-cell>
              <table:table-cell office:value-type="float" office:value="50388">
                <text:p>50388</text:p>
              </table:table-cell>
              <table:table-cell office:value-type="float" office:value="56761">
                <text:p>56761</text:p>
              </table:table-cell>
              <table:table-cell office:value-type="float" office:value="101025">
                <text:p>1010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87">
                <text:p>45587</text:p>
              </table:table-cell>
              <table:table-cell office:value-type="float" office:value="51523">
                <text:p>51523</text:p>
              </table:table-cell>
              <table:table-cell office:value-type="float" office:value="57333">
                <text:p>57333</text:p>
              </table:table-cell>
              <table:table-cell office:value-type="float" office:value="103285">
                <text:p>103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494">
                <text:p>46494</text:p>
              </table:table-cell>
              <table:table-cell office:value-type="float" office:value="52678">
                <text:p>52678</text:p>
              </table:table-cell>
              <table:table-cell office:value-type="float" office:value="58379">
                <text:p>58379</text:p>
              </table:table-cell>
              <table:table-cell office:value-type="float" office:value="105570">
                <text:p>1055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154">
                <text:p>47154</text:p>
              </table:table-cell>
              <table:table-cell office:value-type="float" office:value="53846">
                <text:p>53846</text:p>
              </table:table-cell>
              <table:table-cell office:value-type="float" office:value="60929">
                <text:p>60929</text:p>
              </table:table-cell>
              <table:table-cell office:value-type="float" office:value="107880">
                <text:p>1078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047">
                <text:p>48047</text:p>
              </table:table-cell>
              <table:table-cell office:value-type="float" office:value="54977">
                <text:p>54977</text:p>
              </table:table-cell>
              <table:table-cell office:value-type="float" office:value="61703">
                <text:p>61703</text:p>
              </table:table-cell>
              <table:table-cell office:value-type="float" office:value="110215">
                <text:p>1102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726">
                <text:p>49726</text:p>
              </table:table-cell>
              <table:table-cell office:value-type="float" office:value="56179">
                <text:p>56179</text:p>
              </table:table-cell>
              <table:table-cell office:value-type="float" office:value="63358">
                <text:p>63358</text:p>
              </table:table-cell>
              <table:table-cell office:value-type="float" office:value="112575">
                <text:p>1125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385">
                <text:p>50385</text:p>
              </table:table-cell>
              <table:table-cell office:value-type="float" office:value="57378">
                <text:p>57378</text:p>
              </table:table-cell>
              <table:table-cell office:value-type="float" office:value="63849">
                <text:p>63849</text:p>
              </table:table-cell>
              <table:table-cell office:value-type="float" office:value="114960">
                <text:p>1149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961">
                <text:p>51961</text:p>
              </table:table-cell>
              <table:table-cell office:value-type="float" office:value="58600">
                <text:p>58600</text:p>
              </table:table-cell>
              <table:table-cell office:value-type="float" office:value="66523">
                <text:p>66523</text:p>
              </table:table-cell>
              <table:table-cell office:value-type="float" office:value="117370">
                <text:p>1173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683">
                <text:p>50683</text:p>
              </table:table-cell>
              <table:table-cell office:value-type="float" office:value="59784">
                <text:p>59784</text:p>
              </table:table-cell>
              <table:table-cell office:value-type="float" office:value="67554">
                <text:p>67554</text:p>
              </table:table-cell>
              <table:table-cell office:value-type="float" office:value="119805">
                <text:p>1198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517">
                <text:p>53517</text:p>
              </table:table-cell>
              <table:table-cell office:value-type="float" office:value="61004">
                <text:p>61004</text:p>
              </table:table-cell>
              <table:table-cell office:value-type="float" office:value="68064">
                <text:p>68064</text:p>
              </table:table-cell>
              <table:table-cell office:value-type="float" office:value="122265">
                <text:p>1222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407">
                <text:p>54407</text:p>
              </table:table-cell>
              <table:table-cell office:value-type="float" office:value="62244">
                <text:p>62244</text:p>
              </table:table-cell>
              <table:table-cell office:value-type="float" office:value="69236">
                <text:p>69236</text:p>
              </table:table-cell>
              <table:table-cell office:value-type="float" office:value="124750">
                <text:p>1247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